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6pt"/>
    </style:style>
    <style:style style:name="co2" style:family="table-column">
      <style:table-column-properties fo:break-before="auto" style:column-width="85.55pt"/>
    </style:style>
    <style:style style:name="co3" style:family="table-column">
      <style:table-column-properties fo:break-before="auto" style:column-width="82.4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947.79pt">
            <loext:p draw:notify-on-update-of-ranges="Sheet1.A1:Sheet1.A1 Sheet1.A2:Sheet1.A73 Sheet1.B1:Sheet1.B1 Sheet1.B2:Sheet1.B73 Sheet1.D1:Sheet1.D1 Sheet1.D2:Sheet1.D73 Sheet1.E1:Sheet1.E1 Sheet1.E2:Sheet1.E73 Sheet1.F1:Sheet1.F1 Sheet1.F2:Sheet1.F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6.77pt" svg:y="950.06pt">
            <loext:p draw:notify-on-update-of-ranges="Sheet1.H1:Sheet1.H1 Sheet1.H2:Sheet1.H73 Sheet1.I1:Sheet1.I1 Sheet1.I2:Sheet1.I73 Sheet1.K1:Sheet1.K1 Sheet1.K2:Sheet1.K73 Sheet1.L1:Sheet1.L1 Sheet1.L2:Sheet1.L73 Sheet1.M1:Sheet1.M1 Sheet1.M2:Sheet1.M73 Sheet1.N1:Sheet1.N1 Sheet1.N2:Sheet1.N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"/>
        <table:table-column table:style-name="co6" table:default-cell-style-name="Default"/>
        <table:table-column table:style-name="co6" table:default-cell-style-name="ce1"/>
        <table:table-column table:style-name="co2" table:default-cell-style-name="ce2"/>
        <table:table-column table:style-name="co6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3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Temperature (°C)</text:p>
          </table:table-cell>
          <table:table-cell office:value-type="string" calcext:value-type="string">
            <text:p>Precipitation (in)</text:p>
          </table:table-cell>
          <table:table-cell office:value-type="string" calcext:value-type="string">
            <text:p>Precipitation (cm)</text:p>
          </table:table-cell>
          <table:table-cell office:value-type="string" calcext:value-type="string">
            <text:p>Number Graindeer</text:p>
          </table:table-cell>
          <table:table-cell office:value-type="string" calcext:value-type="string">
            <text:p>Height of Grain (cm)</text:p>
          </table:table-cell>
          <table:table-cell/>
          <table:table-cell office:value-type="string" calcext:value-type="string">
            <text:p>Month</text:p>
          </table:table-cell>
          <table:table-cell table:formula="of:=[.B1]" office:value-type="string" office:string-value="Temperature (°C)" calcext:value-type="string">
            <text:p>Temperature (°C)</text:p>
          </table:table-cell>
          <table:table-cell office:value-type="string" calcext:value-type="string">
            <text:p>Precipitation (in)</text:p>
          </table:table-cell>
          <table:table-cell office:value-type="string" calcext:value-type="string">
            <text:p>Precipitation (cm)</text:p>
          </table:table-cell>
          <table:table-cell office:value-type="string" calcext:value-type="string">
            <text:p>Number Graindeer</text:p>
          </table:table-cell>
          <table:table-cell table:formula="of:=[.F1]" office:value-type="string" office:string-value="Height of Grain (cm)" calcext:value-type="string">
            <text:p>Height of Grain (cm)</text:p>
          </table:table-cell>
          <table:table-cell office:value-type="string" calcext:value-type="string">
            <text:p>Accumulated Harve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47354" calcext:value-type="float">
            <text:p>3.047354</text:p>
          </table:table-cell>
          <table:table-cell office:value-type="float" office:value="7.130466" calcext:value-type="float">
            <text:p>7.130466</text:p>
          </table:table-cell>
          <table:table-cell table:formula="of:=[.C2]*2.54" office:value-type="float" office:value="18.11138364" calcext:value-type="float">
            <text:p>18.11138364</text:p>
          </table:table-cell>
          <table:table-cell office:value-type="float" office:value="1" calcext:value-type="float">
            <text:p>1</text:p>
          </table:table-cell>
          <table:table-cell office:value-type="float" office:value="5.459719" calcext:value-type="float">
            <text:p>5.459719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office:value-type="float" office:value="3.047354" calcext:value-type="float">
            <text:p>3.047354</text:p>
          </table:table-cell>
          <table:table-cell office:value-type="float" office:value="7.130446" calcext:value-type="float">
            <text:p>7.130446</text:p>
          </table:table-cell>
          <table:table-cell table:formula="of:=[.J2]*2.54" office:value-type="float" office:value="18.11133284" calcext:value-type="float">
            <text:p>18.11133284</text:p>
          </table:table-cell>
          <table:table-cell office:value-type="float" office:value="1" calcext:value-type="float">
            <text:p>1</text:p>
          </table:table-cell>
          <table:table-cell office:value-type="float" office:value="5.732704" calcext:value-type="float">
            <text:p>5.73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88804" calcext:value-type="float">
            <text:p>5.288804</text:p>
          </table:table-cell>
          <table:table-cell office:value-type="float" office:value="11.4364" calcext:value-type="float">
            <text:p>11.4364</text:p>
          </table:table-cell>
          <table:table-cell table:formula="of:=[.C3]*2.54" office:value-type="float" office:value="29.048456" calcext:value-type="float">
            <text:p>29.048456</text:p>
          </table:table-cell>
          <table:table-cell office:value-type="float" office:value="2" calcext:value-type="float">
            <text:p>2</text:p>
          </table:table-cell>
          <table:table-cell office:value-type="float" office:value="11.556136" calcext:value-type="float">
            <text:p>11.556136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office:value-type="float" office:value="5.288804" calcext:value-type="float">
            <text:p>5.288804</text:p>
          </table:table-cell>
          <table:table-cell office:value-type="float" office:value="11.4364" calcext:value-type="float">
            <text:p>11.4364</text:p>
          </table:table-cell>
          <table:table-cell table:formula="of:=[.J3]*2.54" office:value-type="float" office:value="29.048456" calcext:value-type="float">
            <text:p>29.048456</text:p>
          </table:table-cell>
          <table:table-cell office:value-type="float" office:value="2" calcext:value-type="float">
            <text:p>2</text:p>
          </table:table-cell>
          <table:table-cell office:value-type="float" office:value="11.087076" calcext:value-type="float">
            <text:p>11.087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98093" calcext:value-type="float">
            <text:p>11.698093</text:p>
          </table:table-cell>
          <table:table-cell office:value-type="float" office:value="1.58576" calcext:value-type="float">
            <text:p>1.58576</text:p>
          </table:table-cell>
          <table:table-cell table:formula="of:=[.C4]*2.54" office:value-type="float" office:value="4.0278304" calcext:value-type="float">
            <text:p>4.0278304</text:p>
          </table:table-cell>
          <table:table-cell office:value-type="float" office:value="3" calcext:value-type="float">
            <text:p>3</text:p>
          </table:table-cell>
          <table:table-cell office:value-type="float" office:value="22.743697" calcext:value-type="float">
            <text:p>22.743697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office:value-type="float" office:value="11.698093" calcext:value-type="float">
            <text:p>11.698093</text:p>
          </table:table-cell>
          <table:table-cell office:value-type="float" office:value="1.58576" calcext:value-type="float">
            <text:p>1.58576</text:p>
          </table:table-cell>
          <table:table-cell table:formula="of:=[.J4]*2.54" office:value-type="float" office:value="4.0278304" calcext:value-type="float">
            <text:p>4.0278304</text:p>
          </table:table-cell>
          <table:table-cell office:value-type="float" office:value="3" calcext:value-type="float">
            <text:p>3</text:p>
          </table:table-cell>
          <table:table-cell office:value-type="float" office:value="23.388369" calcext:value-type="float">
            <text:p>23.388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044909" calcext:value-type="float">
            <text:p>11.044909</text:p>
          </table:table-cell>
          <table:table-cell office:value-type="float" office:value="12.868473" calcext:value-type="float">
            <text:p>12.868473</text:p>
          </table:table-cell>
          <table:table-cell table:formula="of:=[.C5]*2.54" office:value-type="float" office:value="32.68592142" calcext:value-type="float">
            <text:p>32.68592142</text:p>
          </table:table-cell>
          <table:table-cell office:value-type="float" office:value="4" calcext:value-type="float">
            <text:p>4</text:p>
          </table:table-cell>
          <table:table-cell office:value-type="float" office:value="29.900779" calcext:value-type="float">
            <text:p>29.900779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office:value-type="float" office:value="11.044909" calcext:value-type="float">
            <text:p>11.044909</text:p>
          </table:table-cell>
          <table:table-cell office:value-type="float" office:value="12.868473" calcext:value-type="float">
            <text:p>12.868473</text:p>
          </table:table-cell>
          <table:table-cell table:formula="of:=[.J5]*2.54" office:value-type="float" office:value="32.68592142" calcext:value-type="float">
            <text:p>32.68592142</text:p>
          </table:table-cell>
          <table:table-cell office:value-type="float" office:value="4" calcext:value-type="float">
            <text:p>4</text:p>
          </table:table-cell>
          <table:table-cell office:value-type="float" office:value="32.072723" calcext:value-type="float">
            <text:p>32.07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87573" calcext:value-type="float">
            <text:p>15.387573</text:p>
          </table:table-cell>
          <table:table-cell office:value-type="float" office:value="10.458521" calcext:value-type="float">
            <text:p>10.458521</text:p>
          </table:table-cell>
          <table:table-cell table:formula="of:=[.C6]*2.54" office:value-type="float" office:value="26.56464334" calcext:value-type="float">
            <text:p>26.56464334</text:p>
          </table:table-cell>
          <table:table-cell office:value-type="float" office:value="5" calcext:value-type="float">
            <text:p>5</text:p>
          </table:table-cell>
          <table:table-cell office:value-type="float" office:value="31.324541" calcext:value-type="float">
            <text:p>31.324541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office:value-type="float" office:value="15.387573" calcext:value-type="float">
            <text:p>15.387573</text:p>
          </table:table-cell>
          <table:table-cell office:value-type="float" office:value="10.458521" calcext:value-type="float">
            <text:p>10.458521</text:p>
          </table:table-cell>
          <table:table-cell table:formula="of:=[.J6]*2.54" office:value-type="float" office:value="26.56464334" calcext:value-type="float">
            <text:p>26.56464334</text:p>
          </table:table-cell>
          <table:table-cell office:value-type="float" office:value="5" calcext:value-type="float">
            <text:p>5</text:p>
          </table:table-cell>
          <table:table-cell office:value-type="float" office:value="33.837809" calcext:value-type="float">
            <text:p>33.83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81368" calcext:value-type="float">
            <text:p>20.481368</text:p>
          </table:table-cell>
          <table:table-cell office:value-type="float" office:value="8.068398" calcext:value-type="float">
            <text:p>8.068398</text:p>
          </table:table-cell>
          <table:table-cell table:formula="of:=[.C7]*2.54" office:value-type="float" office:value="20.49373092" calcext:value-type="float">
            <text:p>20.49373092</text:p>
          </table:table-cell>
          <table:table-cell office:value-type="float" office:value="6" calcext:value-type="float">
            <text:p>6</text:p>
          </table:table-cell>
          <table:table-cell office:value-type="float" office:value="24.258259" calcext:value-type="float">
            <text:p>24.258259</text:p>
          </table:table-cell>
          <table:table-cell/>
          <table:table-cell table:formula="of:=[.A7]" office:value-type="float" office:value="6" calcext:value-type="float">
            <text:p>6</text:p>
          </table:table-cell>
          <table:table-cell office:value-type="float" office:value="20.481368" calcext:value-type="float">
            <text:p>20.481368</text:p>
          </table:table-cell>
          <table:table-cell office:value-type="float" office:value="8.068398" calcext:value-type="float">
            <text:p>8.068398</text:p>
          </table:table-cell>
          <table:table-cell table:formula="of:=[.J7]*2.54" office:value-type="float" office:value="20.49373092" calcext:value-type="float">
            <text:p>20.49373092</text:p>
          </table:table-cell>
          <table:table-cell office:value-type="float" office:value="6" calcext:value-type="float">
            <text:p>6</text:p>
          </table:table-cell>
          <table:table-cell office:value-type="float" office:value="28.110384" calcext:value-type="float">
            <text:p>28.11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230118" calcext:value-type="float">
            <text:p>19.230118</text:p>
          </table:table-cell>
          <table:table-cell office:value-type="float" office:value="4.500689" calcext:value-type="float">
            <text:p>4.500689</text:p>
          </table:table-cell>
          <table:table-cell table:formula="of:=[.C8]*2.54" office:value-type="float" office:value="11.43175006" calcext:value-type="float">
            <text:p>11.43175006</text:p>
          </table:table-cell>
          <table:table-cell office:value-type="float" office:value="7" calcext:value-type="float">
            <text:p>7</text:p>
          </table:table-cell>
          <table:table-cell office:value-type="float" office:value="16.625628" calcext:value-type="float">
            <text:p>16.625628</text:p>
          </table:table-cell>
          <table:table-cell/>
          <table:table-cell table:formula="of:=[.A8]" office:value-type="float" office:value="7" calcext:value-type="float">
            <text:p>7</text:p>
          </table:table-cell>
          <table:table-cell office:value-type="float" office:value="19.230118" calcext:value-type="float">
            <text:p>19.230118</text:p>
          </table:table-cell>
          <table:table-cell office:value-type="float" office:value="4.500689" calcext:value-type="float">
            <text:p>4.500689</text:p>
          </table:table-cell>
          <table:table-cell table:formula="of:=[.J8]*2.54" office:value-type="float" office:value="11.43175006" calcext:value-type="float">
            <text:p>11.43175006</text:p>
          </table:table-cell>
          <table:table-cell office:value-type="float" office:value="7" calcext:value-type="float">
            <text:p>7</text:p>
          </table:table-cell>
          <table:table-cell office:value-type="float" office:value="22.234856" calcext:value-type="float">
            <text:p>22.234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881516" calcext:value-type="float">
            <text:p>22.881516</text:p>
          </table:table-cell>
          <table:table-cell office:value-type="float" office:value="3.42214" calcext:value-type="float">
            <text:p>3.42214</text:p>
          </table:table-cell>
          <table:table-cell table:formula="of:=[.C9]*2.54" office:value-type="float" office:value="8.6922356" calcext:value-type="float">
            <text:p>8.6922356</text:p>
          </table:table-cell>
          <table:table-cell office:value-type="float" office:value="6" calcext:value-type="float">
            <text:p>6</text:p>
          </table:table-cell>
          <table:table-cell office:value-type="float" office:value="9.093568" calcext:value-type="float">
            <text:p>9.093568</text:p>
          </table:table-cell>
          <table:table-cell/>
          <table:table-cell table:formula="of:=[.A9]" office:value-type="float" office:value="8" calcext:value-type="float">
            <text:p>8</text:p>
          </table:table-cell>
          <table:table-cell office:value-type="float" office:value="22.881516" calcext:value-type="float">
            <text:p>22.881516</text:p>
          </table:table-cell>
          <table:table-cell office:value-type="float" office:value="3.42214" calcext:value-type="float">
            <text:p>3.42214</text:p>
          </table:table-cell>
          <table:table-cell table:formula="of:=[.J9]*2.54" office:value-type="float" office:value="8.6922356" calcext:value-type="float">
            <text:p>8.6922356</text:p>
          </table:table-cell>
          <table:table-cell office:value-type="float" office:value="0" calcext:value-type="float">
            <text:p>0</text:p>
          </table:table-cell>
          <table:table-cell office:value-type="float" office:value="13.400936" calcext:value-type="float">
            <text:p>13.400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383674" calcext:value-type="float">
            <text:p>14.383674</text:p>
          </table:table-cell>
          <table:table-cell office:value-type="float" office:value="1.073633" calcext:value-type="float">
            <text:p>1.073633</text:p>
          </table:table-cell>
          <table:table-cell table:formula="of:=[.C10]*2.54" office:value-type="float" office:value="2.72702782" calcext:value-type="float">
            <text:p>2.72702782</text:p>
          </table:table-cell>
          <table:table-cell office:value-type="float" office:value="5" calcext:value-type="float">
            <text:p>5</text:p>
          </table:table-cell>
          <table:table-cell office:value-type="float" office:value="11.296694" calcext:value-type="float">
            <text:p>11.296694</text:p>
          </table:table-cell>
          <table:table-cell/>
          <table:table-cell table:formula="of:=[.A10]" office:value-type="float" office:value="9" calcext:value-type="float">
            <text:p>9</text:p>
          </table:table-cell>
          <table:table-cell office:value-type="float" office:value="14.383674" calcext:value-type="float">
            <text:p>14.383674</text:p>
          </table:table-cell>
          <table:table-cell office:value-type="float" office:value="1.073633" calcext:value-type="float">
            <text:p>1.073633</text:p>
          </table:table-cell>
          <table:table-cell table:formula="of:=[.J10]*2.54" office:value-type="float" office:value="2.72702782" calcext:value-type="float">
            <text:p>2.72702782</text:p>
          </table:table-cell>
          <table:table-cell office:value-type="float" office:value="1" calcext:value-type="float">
            <text:p>1</text:p>
          </table:table-cell>
          <table:table-cell office:value-type="float" office:value="21.718265" calcext:value-type="float">
            <text:p>21.718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42039" calcext:value-type="float">
            <text:p>3.142039</text:p>
          </table:table-cell>
          <table:table-cell office:value-type="float" office:value="0.632321" calcext:value-type="float">
            <text:p>0.632321</text:p>
          </table:table-cell>
          <table:table-cell table:formula="of:=[.C11]*2.54" office:value-type="float" office:value="1.60609534" calcext:value-type="float">
            <text:p>1.60609534</text:p>
          </table:table-cell>
          <table:table-cell office:value-type="float" office:value="4" calcext:value-type="float">
            <text:p>4</text:p>
          </table:table-cell>
          <table:table-cell office:value-type="float" office:value="9.535686" calcext:value-type="float">
            <text:p>9.535686</text:p>
          </table:table-cell>
          <table:table-cell/>
          <table:table-cell table:formula="of:=[.A11]" office:value-type="float" office:value="10" calcext:value-type="float">
            <text:p>10</text:p>
          </table:table-cell>
          <table:table-cell office:value-type="float" office:value="3.142039" calcext:value-type="float">
            <text:p>3.142039</text:p>
          </table:table-cell>
          <table:table-cell office:value-type="float" office:value="0.632321" calcext:value-type="float">
            <text:p>0.632321</text:p>
          </table:table-cell>
          <table:table-cell table:formula="of:=[.J11]*2.54" office:value-type="float" office:value="1.60609534" calcext:value-type="float">
            <text:p>1.60609534</text:p>
          </table:table-cell>
          <table:table-cell office:value-type="float" office:value="2" calcext:value-type="float">
            <text:p>2</text:p>
          </table:table-cell>
          <table:table-cell office:value-type="float" office:value="24.955618" calcext:value-type="float">
            <text:p>24.955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231178" calcext:value-type="float">
            <text:p>-3.231178</text:p>
          </table:table-cell>
          <table:table-cell office:value-type="float" office:value="0.728906" calcext:value-type="float">
            <text:p>0.728906</text:p>
          </table:table-cell>
          <table:table-cell table:formula="of:=[.C12]*2.54" office:value-type="float" office:value="1.85142124" calcext:value-type="float">
            <text:p>1.85142124</text:p>
          </table:table-cell>
          <table:table-cell office:value-type="float" office:value="3" calcext:value-type="float">
            <text:p>3</text:p>
          </table:table-cell>
          <table:table-cell office:value-type="float" office:value="5.778641" calcext:value-type="float">
            <text:p>5.778641</text:p>
          </table:table-cell>
          <table:table-cell/>
          <table:table-cell table:formula="of:=[.A12]" office:value-type="float" office:value="11" calcext:value-type="float">
            <text:p>11</text:p>
          </table:table-cell>
          <table:table-cell office:value-type="float" office:value="-3.231175" calcext:value-type="float">
            <text:p>-3.231175</text:p>
          </table:table-cell>
          <table:table-cell office:value-type="float" office:value="0.728906" calcext:value-type="float">
            <text:p>0.728906</text:p>
          </table:table-cell>
          <table:table-cell table:formula="of:=[.J12]*2.54" office:value-type="float" office:value="1.85142124" calcext:value-type="float">
            <text:p>1.85142124</text:p>
          </table:table-cell>
          <table:table-cell office:value-type="float" office:value="3" calcext:value-type="float">
            <text:p>3</text:p>
          </table:table-cell>
          <table:table-cell office:value-type="float" office:value="22.258501" calcext:value-type="float">
            <text:p>22.258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76327" calcext:value-type="float">
            <text:p>-4.76327</text:p>
          </table:table-cell>
          <table:table-cell office:value-type="float" office:value="5.663794" calcext:value-type="float">
            <text:p>5.663794</text:p>
          </table:table-cell>
          <table:table-cell table:formula="of:=[.C13]*2.54" office:value-type="float" office:value="14.38603676" calcext:value-type="float">
            <text:p>14.38603676</text:p>
          </table:table-cell>
          <table:table-cell office:value-type="float" office:value="2" calcext:value-type="float">
            <text:p>2</text:p>
          </table:table-cell>
          <table:table-cell office:value-type="float" office:value="3.256042" calcext:value-type="float">
            <text:p>3.256042</text:p>
          </table:table-cell>
          <table:table-cell/>
          <table:table-cell table:formula="of:=[.A13]" office:value-type="float" office:value="12" calcext:value-type="float">
            <text:p>12</text:p>
          </table:table-cell>
          <table:table-cell office:value-type="float" office:value="-4.76327" calcext:value-type="float">
            <text:p>-4.76327</text:p>
          </table:table-cell>
          <table:table-cell office:value-type="float" office:value="5.663794" calcext:value-type="float">
            <text:p>5.663794</text:p>
          </table:table-cell>
          <table:table-cell table:formula="of:=[.J13]*2.54" office:value-type="float" office:value="14.38603676" calcext:value-type="float">
            <text:p>14.38603676</text:p>
          </table:table-cell>
          <table:table-cell office:value-type="float" office:value="4" calcext:value-type="float">
            <text:p>4</text:p>
          </table:table-cell>
          <table:table-cell office:value-type="float" office:value="18.055694" calcext:value-type="float">
            <text:p>18.055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.547185" calcext:value-type="float">
            <text:p>-4.547185</text:p>
          </table:table-cell>
          <table:table-cell office:value-type="float" office:value="7.156692" calcext:value-type="float">
            <text:p>7.156692</text:p>
          </table:table-cell>
          <table:table-cell table:formula="of:=[.C14]*2.54" office:value-type="float" office:value="18.17799768" calcext:value-type="float">
            <text:p>18.17799768</text:p>
          </table:table-cell>
          <table:table-cell office:value-type="float" office:value="1" calcext:value-type="float">
            <text:p>1</text:p>
          </table:table-cell>
          <table:table-cell office:value-type="float" office:value="2.007146" calcext:value-type="float">
            <text:p>2.007146</text:p>
          </table:table-cell>
          <table:table-cell/>
          <table:table-cell table:formula="of:=[.A14]" office:value-type="float" office:value="13" calcext:value-type="float">
            <text:p>13</text:p>
          </table:table-cell>
          <table:table-cell office:value-type="float" office:value="-4.547185" calcext:value-type="float">
            <text:p>-4.547185</text:p>
          </table:table-cell>
          <table:table-cell office:value-type="float" office:value="7.156692" calcext:value-type="float">
            <text:p>7.156692</text:p>
          </table:table-cell>
          <table:table-cell table:formula="of:=[.J14]*2.54" office:value-type="float" office:value="18.17799768" calcext:value-type="float">
            <text:p>18.17799768</text:p>
          </table:table-cell>
          <table:table-cell office:value-type="float" office:value="5" calcext:value-type="float">
            <text:p>5</text:p>
          </table:table-cell>
          <table:table-cell office:value-type="float" office:value="13.646638" calcext:value-type="float">
            <text:p>13.646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970181" calcext:value-type="float">
            <text:p>-1.970181</text:p>
          </table:table-cell>
          <table:table-cell office:value-type="float" office:value="8.677876" calcext:value-type="float">
            <text:p>8.677876</text:p>
          </table:table-cell>
          <table:table-cell table:formula="of:=[.C15]*2.54" office:value-type="float" office:value="22.04180504" calcext:value-type="float">
            <text:p>22.04180504</text:p>
          </table:table-cell>
          <table:table-cell office:value-type="float" office:value="0" calcext:value-type="float">
            <text:p>0</text:p>
          </table:table-cell>
          <table:table-cell office:value-type="float" office:value="2.189365" calcext:value-type="float">
            <text:p>2.189365</text:p>
          </table:table-cell>
          <table:table-cell/>
          <table:table-cell table:formula="of:=[.A15]" office:value-type="float" office:value="14" calcext:value-type="float">
            <text:p>14</text:p>
          </table:table-cell>
          <table:table-cell office:value-type="float" office:value="-1.970181" calcext:value-type="float">
            <text:p>-1.970181</text:p>
          </table:table-cell>
          <table:table-cell office:value-type="float" office:value="8.677876" calcext:value-type="float">
            <text:p>8.677876</text:p>
          </table:table-cell>
          <table:table-cell table:formula="of:=[.J15]*2.54" office:value-type="float" office:value="22.04180504" calcext:value-type="float">
            <text:p>22.04180504</text:p>
          </table:table-cell>
          <table:table-cell office:value-type="float" office:value="5" calcext:value-type="float">
            <text:p>5</text:p>
          </table:table-cell>
          <table:table-cell office:value-type="float" office:value="7.8528" calcext:value-type="float">
            <text:p>7.8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667838" calcext:value-type="float">
            <text:p>12.667838</text:p>
          </table:table-cell>
          <table:table-cell office:value-type="float" office:value="10.668583" calcext:value-type="float">
            <text:p>10.668583</text:p>
          </table:table-cell>
          <table:table-cell table:formula="of:=[.C16]*2.54" office:value-type="float" office:value="27.09820082" calcext:value-type="float">
            <text:p>27.09820082</text:p>
          </table:table-cell>
          <table:table-cell office:value-type="float" office:value="0" calcext:value-type="float">
            <text:p>0</text:p>
          </table:table-cell>
          <table:table-cell office:value-type="float" office:value="15.164651" calcext:value-type="float">
            <text:p>15.164651</text:p>
          </table:table-cell>
          <table:table-cell/>
          <table:table-cell table:formula="of:=[.A16]" office:value-type="float" office:value="15" calcext:value-type="float">
            <text:p>15</text:p>
          </table:table-cell>
          <table:table-cell office:value-type="float" office:value="12.667838" calcext:value-type="float">
            <text:p>12.667838</text:p>
          </table:table-cell>
          <table:table-cell office:value-type="float" office:value="10.668583" calcext:value-type="float">
            <text:p>10.668583</text:p>
          </table:table-cell>
          <table:table-cell table:formula="of:=[.J16]*2.54" office:value-type="float" office:value="27.09820082" calcext:value-type="float">
            <text:p>27.09820082</text:p>
          </table:table-cell>
          <table:table-cell office:value-type="float" office:value="4" calcext:value-type="float">
            <text:p>4</text:p>
          </table:table-cell>
          <table:table-cell office:value-type="float" office:value="16.535488" calcext:value-type="float">
            <text:p>16.535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1946" calcext:value-type="float">
            <text:p>13.01946</text:p>
          </table:table-cell>
          <table:table-cell office:value-type="float" office:value="13.152004" calcext:value-type="float">
            <text:p>13.152004</text:p>
          </table:table-cell>
          <table:table-cell table:formula="of:=[.C17]*2.54" office:value-type="float" office:value="33.40609016" calcext:value-type="float">
            <text:p>33.40609016</text:p>
          </table:table-cell>
          <table:table-cell office:value-type="float" office:value="1" calcext:value-type="float">
            <text:p>1</text:p>
          </table:table-cell>
          <table:table-cell office:value-type="float" office:value="22.962169" calcext:value-type="float">
            <text:p>22.962169</text:p>
          </table:table-cell>
          <table:table-cell/>
          <table:table-cell table:formula="of:=[.A17]" office:value-type="float" office:value="16" calcext:value-type="float">
            <text:p>16</text:p>
          </table:table-cell>
          <table:table-cell office:value-type="float" office:value="13.01946" calcext:value-type="float">
            <text:p>13.01946</text:p>
          </table:table-cell>
          <table:table-cell office:value-type="float" office:value="13.152004" calcext:value-type="float">
            <text:p>13.152004</text:p>
          </table:table-cell>
          <table:table-cell table:formula="of:=[.J17]*2.54" office:value-type="float" office:value="33.40609016" calcext:value-type="float">
            <text:p>33.40609016</text:p>
          </table:table-cell>
          <table:table-cell office:value-type="float" office:value="5" calcext:value-type="float">
            <text:p>5</text:p>
          </table:table-cell>
          <table:table-cell office:value-type="float" office:value="21.549155" calcext:value-type="float">
            <text:p>21.549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108298" calcext:value-type="float">
            <text:p>19.108298</text:p>
          </table:table-cell>
          <table:table-cell office:value-type="float" office:value="9.426767" calcext:value-type="float">
            <text:p>9.426767</text:p>
          </table:table-cell>
          <table:table-cell table:formula="of:=[.C18]*2.54" office:value-type="float" office:value="23.94398818" calcext:value-type="float">
            <text:p>23.94398818</text:p>
          </table:table-cell>
          <table:table-cell office:value-type="float" office:value="2" calcext:value-type="float">
            <text:p>2</text:p>
          </table:table-cell>
          <table:table-cell office:value-type="float" office:value="21.651217" calcext:value-type="float">
            <text:p>21.651217</text:p>
          </table:table-cell>
          <table:table-cell/>
          <table:table-cell table:formula="of:=[.A18]" office:value-type="float" office:value="17" calcext:value-type="float">
            <text:p>17</text:p>
          </table:table-cell>
          <table:table-cell office:value-type="float" office:value="19.108298" calcext:value-type="float">
            <text:p>19.108298</text:p>
          </table:table-cell>
          <table:table-cell office:value-type="float" office:value="9.42677" calcext:value-type="float">
            <text:p>9.42677</text:p>
          </table:table-cell>
          <table:table-cell table:formula="of:=[.J18]*2.54" office:value-type="float" office:value="23.9439958" calcext:value-type="float">
            <text:p>23.9439958</text:p>
          </table:table-cell>
          <table:table-cell office:value-type="float" office:value="6" calcext:value-type="float">
            <text:p>6</text:p>
          </table:table-cell>
          <table:table-cell office:value-type="float" office:value="15.916112" calcext:value-type="float">
            <text:p>15.916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260869" calcext:value-type="float">
            <text:p>22.260869</text:p>
          </table:table-cell>
          <table:table-cell office:value-type="float" office:value="7.650064" calcext:value-type="float">
            <text:p>7.650064</text:p>
          </table:table-cell>
          <table:table-cell table:formula="of:=[.C19]*2.54" office:value-type="float" office:value="19.43116256" calcext:value-type="float">
            <text:p>19.43116256</text:p>
          </table:table-cell>
          <table:table-cell office:value-type="float" office:value="3" calcext:value-type="float">
            <text:p>3</text:p>
          </table:table-cell>
          <table:table-cell office:value-type="float" office:value="17.992853" calcext:value-type="float">
            <text:p>17.992853</text:p>
          </table:table-cell>
          <table:table-cell/>
          <table:table-cell table:formula="of:=[.A19]" office:value-type="float" office:value="18" calcext:value-type="float">
            <text:p>18</text:p>
          </table:table-cell>
          <table:table-cell office:value-type="float" office:value="22.260869" calcext:value-type="float">
            <text:p>22.260869</text:p>
          </table:table-cell>
          <table:table-cell office:value-type="float" office:value="7.650064" calcext:value-type="float">
            <text:p>7.650064</text:p>
          </table:table-cell>
          <table:table-cell table:formula="of:=[.J19]*2.54" office:value-type="float" office:value="19.43116256" calcext:value-type="float">
            <text:p>19.43116256</text:p>
          </table:table-cell>
          <table:table-cell office:value-type="float" office:value="6" calcext:value-type="float">
            <text:p>6</text:p>
          </table:table-cell>
          <table:table-cell office:value-type="float" office:value="8.870134" calcext:value-type="float">
            <text:p>8.870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66121" calcext:value-type="float">
            <text:p>20.66121</text:p>
          </table:table-cell>
          <table:table-cell office:value-type="float" office:value="6.338185" calcext:value-type="float">
            <text:p>6.338185</text:p>
          </table:table-cell>
          <table:table-cell table:formula="of:=[.C20]*2.54" office:value-type="float" office:value="16.0989899" calcext:value-type="float">
            <text:p>16.0989899</text:p>
          </table:table-cell>
          <table:table-cell office:value-type="float" office:value="4" calcext:value-type="float">
            <text:p>4</text:p>
          </table:table-cell>
          <table:table-cell office:value-type="float" office:value="13.423454" calcext:value-type="float">
            <text:p>13.423454</text:p>
          </table:table-cell>
          <table:table-cell/>
          <table:table-cell table:formula="of:=[.A20]" office:value-type="float" office:value="19" calcext:value-type="float">
            <text:p>19</text:p>
          </table:table-cell>
          <table:table-cell office:value-type="float" office:value="20.66121" calcext:value-type="float">
            <text:p>20.66121</text:p>
          </table:table-cell>
          <table:table-cell office:value-type="float" office:value="6.338185" calcext:value-type="float">
            <text:p>6.338185</text:p>
          </table:table-cell>
          <table:table-cell table:formula="of:=[.J20]*2.54" office:value-type="float" office:value="16.0989899" calcext:value-type="float">
            <text:p>16.0989899</text:p>
          </table:table-cell>
          <table:table-cell office:value-type="float" office:value="5" calcext:value-type="float">
            <text:p>5</text:p>
          </table:table-cell>
          <table:table-cell office:value-type="float" office:value="3.182272" calcext:value-type="float">
            <text:p>3.182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551372" calcext:value-type="float">
            <text:p>15.551372</text:p>
          </table:table-cell>
          <table:table-cell office:value-type="float" office:value="2.842791" calcext:value-type="float">
            <text:p>2.842791</text:p>
          </table:table-cell>
          <table:table-cell table:formula="of:=[.C21]*2.54" office:value-type="float" office:value="7.22068914" calcext:value-type="float">
            <text:p>7.22068914</text:p>
          </table:table-cell>
          <table:table-cell office:value-type="float" office:value="5" calcext:value-type="float">
            <text:p>5</text:p>
          </table:table-cell>
          <table:table-cell office:value-type="float" office:value="13.849755" calcext:value-type="float">
            <text:p>13.849755</text:p>
          </table:table-cell>
          <table:table-cell/>
          <table:table-cell table:formula="of:=[.A21]" office:value-type="float" office:value="20" calcext:value-type="float">
            <text:p>20</text:p>
          </table:table-cell>
          <table:table-cell office:value-type="float" office:value="15.551372" calcext:value-type="float">
            <text:p>15.551372</text:p>
          </table:table-cell>
          <table:table-cell office:value-type="float" office:value="2.842791" calcext:value-type="float">
            <text:p>2.842791</text:p>
          </table:table-cell>
          <table:table-cell table:formula="of:=[.J21]*2.54" office:value-type="float" office:value="7.22068914" calcext:value-type="float">
            <text:p>7.22068914</text:p>
          </table:table-cell>
          <table:table-cell office:value-type="float" office:value="4" calcext:value-type="float">
            <text:p>4</text:p>
          </table:table-cell>
          <table:table-cell office:value-type="float" office:value="5.1225" calcext:value-type="float">
            <text:p>5.1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172934" calcext:value-type="float">
            <text:p>13.172934</text:p>
          </table:table-cell>
          <table:table-cell office:value-type="float" office:value="1.2841" calcext:value-type="float">
            <text:p>1.2841</text:p>
          </table:table-cell>
          <table:table-cell table:formula="of:=[.C22]*2.54" office:value-type="float" office:value="3.261614" calcext:value-type="float">
            <text:p>3.261614</text:p>
          </table:table-cell>
          <table:table-cell office:value-type="float" office:value="5" calcext:value-type="float">
            <text:p>5</text:p>
          </table:table-cell>
          <table:table-cell office:value-type="float" office:value="19.239984" calcext:value-type="float">
            <text:p>19.239984</text:p>
          </table:table-cell>
          <table:table-cell/>
          <table:table-cell table:formula="of:=[.A22]" office:value-type="float" office:value="21" calcext:value-type="float">
            <text:p>21</text:p>
          </table:table-cell>
          <table:table-cell office:value-type="float" office:value="13.172934" calcext:value-type="float">
            <text:p>13.172934</text:p>
          </table:table-cell>
          <table:table-cell office:value-type="float" office:value="1.2841" calcext:value-type="float">
            <text:p>1.2841</text:p>
          </table:table-cell>
          <table:table-cell table:formula="of:=[.J22]*2.54" office:value-type="float" office:value="3.261614" calcext:value-type="float">
            <text:p>3.261614</text:p>
          </table:table-cell>
          <table:table-cell office:value-type="float" office:value="3" calcext:value-type="float">
            <text:p>3</text:p>
          </table:table-cell>
          <table:table-cell office:value-type="float" office:value="13.705366" calcext:value-type="float">
            <text:p>13.705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015663" calcext:value-type="float">
            <text:p>6.015663</text:p>
          </table:table-cell>
          <table:table-cell office:value-type="float" office:value="1.770563" calcext:value-type="float">
            <text:p>1.770563</text:p>
          </table:table-cell>
          <table:table-cell table:formula="of:=[.C23]*2.54" office:value-type="float" office:value="4.49723002" calcext:value-type="float">
            <text:p>4.49723002</text:p>
          </table:table-cell>
          <table:table-cell office:value-type="float" office:value="6" calcext:value-type="float">
            <text:p>6</text:p>
          </table:table-cell>
          <table:table-cell office:value-type="float" office:value="23.049148" calcext:value-type="float">
            <text:p>23.049148</text:p>
          </table:table-cell>
          <table:table-cell/>
          <table:table-cell table:formula="of:=[.A23]" office:value-type="float" office:value="22" calcext:value-type="float">
            <text:p>22</text:p>
          </table:table-cell>
          <table:table-cell office:value-type="float" office:value="6.015663" calcext:value-type="float">
            <text:p>6.015663</text:p>
          </table:table-cell>
          <table:table-cell office:value-type="float" office:value="1.770563" calcext:value-type="float">
            <text:p>1.770563</text:p>
          </table:table-cell>
          <table:table-cell table:formula="of:=[.J23]*2.54" office:value-type="float" office:value="4.49723002" calcext:value-type="float">
            <text:p>4.49723002</text:p>
          </table:table-cell>
          <table:table-cell office:value-type="float" office:value="4" calcext:value-type="float">
            <text:p>4</text:p>
          </table:table-cell>
          <table:table-cell office:value-type="float" office:value="19.723757" calcext:value-type="float">
            <text:p>19.723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264354" calcext:value-type="float">
            <text:p>-0.264354</text:p>
          </table:table-cell>
          <table:table-cell office:value-type="float" office:value="1.167192" calcext:value-type="float">
            <text:p>1.167192</text:p>
          </table:table-cell>
          <table:table-cell table:formula="of:=[.C24]*2.54" office:value-type="float" office:value="2.96466768" calcext:value-type="float">
            <text:p>2.96466768</text:p>
          </table:table-cell>
          <table:table-cell office:value-type="float" office:value="7" calcext:value-type="float">
            <text:p>7</text:p>
          </table:table-cell>
          <table:table-cell office:value-type="float" office:value="14.688808" calcext:value-type="float">
            <text:p>14.688808</text:p>
          </table:table-cell>
          <table:table-cell/>
          <table:table-cell table:formula="of:=[.A24]" office:value-type="float" office:value="23" calcext:value-type="float">
            <text:p>23</text:p>
          </table:table-cell>
          <table:table-cell office:value-type="float" office:value="-0.24354" calcext:value-type="float">
            <text:p>-0.24354</text:p>
          </table:table-cell>
          <table:table-cell office:value-type="float" office:value="1.167192" calcext:value-type="float">
            <text:p>1.167192</text:p>
          </table:table-cell>
          <table:table-cell table:formula="of:=[.J24]*2.54" office:value-type="float" office:value="2.96466768" calcext:value-type="float">
            <text:p>2.96466768</text:p>
          </table:table-cell>
          <table:table-cell office:value-type="float" office:value="5" calcext:value-type="float">
            <text:p>5</text:p>
          </table:table-cell>
          <table:table-cell office:value-type="float" office:value="14.598588" calcext:value-type="float">
            <text:p>14.598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686653" calcext:value-type="float">
            <text:p>2.686653</text:p>
          </table:table-cell>
          <table:table-cell office:value-type="float" office:value="6.123193" calcext:value-type="float">
            <text:p>6.123193</text:p>
          </table:table-cell>
          <table:table-cell table:formula="of:=[.C25]*2.54" office:value-type="float" office:value="15.55291022" calcext:value-type="float">
            <text:p>15.55291022</text:p>
          </table:table-cell>
          <table:table-cell office:value-type="float" office:value="6" calcext:value-type="float">
            <text:p>6</text:p>
          </table:table-cell>
          <table:table-cell office:value-type="float" office:value="10.660195" calcext:value-type="float">
            <text:p>10.660195</text:p>
          </table:table-cell>
          <table:table-cell/>
          <table:table-cell table:formula="of:=[.A25]" office:value-type="float" office:value="24" calcext:value-type="float">
            <text:p>24</text:p>
          </table:table-cell>
          <table:table-cell office:value-type="float" office:value="2.686653" calcext:value-type="float">
            <text:p>2.686653</text:p>
          </table:table-cell>
          <table:table-cell office:value-type="float" office:value="6.123193" calcext:value-type="float">
            <text:p>6.123193</text:p>
          </table:table-cell>
          <table:table-cell table:formula="of:=[.J25]*2.54" office:value-type="float" office:value="15.55291022" calcext:value-type="float">
            <text:p>15.55291022</text:p>
          </table:table-cell>
          <table:table-cell office:value-type="float" office:value="5" calcext:value-type="float">
            <text:p>5</text:p>
          </table:table-cell>
          <table:table-cell office:value-type="float" office:value="12.431974" calcext:value-type="float">
            <text:p>12.43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.513006" calcext:value-type="float">
            <text:p>-5.513006</text:p>
          </table:table-cell>
          <table:table-cell office:value-type="float" office:value="9.350223" calcext:value-type="float">
            <text:p>9.350223</text:p>
          </table:table-cell>
          <table:table-cell table:formula="of:=[.C26]*2.54" office:value-type="float" office:value="23.74956642" calcext:value-type="float">
            <text:p>23.74956642</text:p>
          </table:table-cell>
          <table:table-cell office:value-type="float" office:value="5" calcext:value-type="float">
            <text:p>5</text:p>
          </table:table-cell>
          <table:table-cell office:value-type="float" office:value="4.317658" calcext:value-type="float">
            <text:p>4.317658</text:p>
          </table:table-cell>
          <table:table-cell/>
          <table:table-cell table:formula="of:=[.A26]" office:value-type="float" office:value="25" calcext:value-type="float">
            <text:p>25</text:p>
          </table:table-cell>
          <table:table-cell office:value-type="float" office:value="-5.513006" calcext:value-type="float">
            <text:p>-5.513006</text:p>
          </table:table-cell>
          <table:table-cell office:value-type="float" office:value="9.350223" calcext:value-type="float">
            <text:p>9.350223</text:p>
          </table:table-cell>
          <table:table-cell table:formula="of:=[.J26]*2.54" office:value-type="float" office:value="23.74956642" calcext:value-type="float">
            <text:p>23.74956642</text:p>
          </table:table-cell>
          <table:table-cell office:value-type="float" office:value="4" calcext:value-type="float">
            <text:p>4</text:p>
          </table:table-cell>
          <table:table-cell office:value-type="float" office:value="7.727409" calcext:value-type="float">
            <text:p>7.727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432094" calcext:value-type="float">
            <text:p>2.432094</text:p>
          </table:table-cell>
          <table:table-cell office:value-type="float" office:value="8.586864" calcext:value-type="float">
            <text:p>8.586864</text:p>
          </table:table-cell>
          <table:table-cell table:formula="of:=[.C27]*2.54" office:value-type="float" office:value="21.81063456" calcext:value-type="float">
            <text:p>21.81063456</text:p>
          </table:table-cell>
          <table:table-cell office:value-type="float" office:value="4" calcext:value-type="float">
            <text:p>4</text:p>
          </table:table-cell>
          <table:table-cell office:value-type="float" office:value="2.209065" calcext:value-type="float">
            <text:p>2.209065</text:p>
          </table:table-cell>
          <table:table-cell/>
          <table:table-cell table:formula="of:=[.A27]" office:value-type="float" office:value="26" calcext:value-type="float">
            <text:p>26</text:p>
          </table:table-cell>
          <table:table-cell office:value-type="float" office:value="2.432094" calcext:value-type="float">
            <text:p>2.432094</text:p>
          </table:table-cell>
          <table:table-cell office:value-type="float" office:value="8.586864" calcext:value-type="float">
            <text:p>8.586864</text:p>
          </table:table-cell>
          <table:table-cell table:formula="of:=[.J27]*2.54" office:value-type="float" office:value="21.81063456" calcext:value-type="float">
            <text:p>21.81063456</text:p>
          </table:table-cell>
          <table:table-cell office:value-type="float" office:value="3" calcext:value-type="float">
            <text:p>3</text:p>
          </table:table-cell>
          <table:table-cell office:value-type="float" office:value="7.233256" calcext:value-type="float">
            <text:p>7.233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04387" calcext:value-type="float">
            <text:p>3.704387</text:p>
          </table:table-cell>
          <table:table-cell office:value-type="float" office:value="12.448462" calcext:value-type="float">
            <text:p>12.448462</text:p>
          </table:table-cell>
          <table:table-cell table:formula="of:=[.C28]*2.54" office:value-type="float" office:value="31.61909348" calcext:value-type="float">
            <text:p>31.61909348</text:p>
          </table:table-cell>
          <table:table-cell office:value-type="float" office:value="3" calcext:value-type="float">
            <text:p>3</text:p>
          </table:table-cell>
          <table:table-cell office:value-type="float" office:value="2.111222" calcext:value-type="float">
            <text:p>2.111222</text:p>
          </table:table-cell>
          <table:table-cell/>
          <table:table-cell table:formula="of:=[.A28]" office:value-type="float" office:value="27" calcext:value-type="float">
            <text:p>27</text:p>
          </table:table-cell>
          <table:table-cell office:value-type="float" office:value="3.704387" calcext:value-type="float">
            <text:p>3.704387</text:p>
          </table:table-cell>
          <table:table-cell office:value-type="float" office:value="12.448462" calcext:value-type="float">
            <text:p>12.448462</text:p>
          </table:table-cell>
          <table:table-cell table:formula="of:=[.J28]*2.54" office:value-type="float" office:value="31.61909348" calcext:value-type="float">
            <text:p>31.61909348</text:p>
          </table:table-cell>
          <table:table-cell office:value-type="float" office:value="2" calcext:value-type="float">
            <text:p>2</text:p>
          </table:table-cell>
          <table:table-cell office:value-type="float" office:value="8.825684" calcext:value-type="float">
            <text:p>8.825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211685" calcext:value-type="float">
            <text:p>17.211685</text:p>
          </table:table-cell>
          <table:table-cell office:value-type="float" office:value="11.191127" calcext:value-type="float">
            <text:p>11.191127</text:p>
          </table:table-cell>
          <table:table-cell table:formula="of:=[.C29]*2.54" office:value-type="float" office:value="28.42546258" calcext:value-type="float">
            <text:p>28.42546258</text:p>
          </table:table-cell>
          <table:table-cell office:value-type="float" office:value="2" calcext:value-type="float">
            <text:p>2</text:p>
          </table:table-cell>
          <table:table-cell office:value-type="float" office:value="2.449106" calcext:value-type="float">
            <text:p>2.449106</text:p>
          </table:table-cell>
          <table:table-cell/>
          <table:table-cell table:formula="of:=[.A29]" office:value-type="float" office:value="28" calcext:value-type="float">
            <text:p>28</text:p>
          </table:table-cell>
          <table:table-cell office:value-type="float" office:value="17.211685" calcext:value-type="float">
            <text:p>17.211685</text:p>
          </table:table-cell>
          <table:table-cell office:value-type="float" office:value="11.191127" calcext:value-type="float">
            <text:p>11.191127</text:p>
          </table:table-cell>
          <table:table-cell table:formula="of:=[.J29]*2.54" office:value-type="float" office:value="28.42546258" calcext:value-type="float">
            <text:p>28.42546258</text:p>
          </table:table-cell>
          <table:table-cell office:value-type="float" office:value="3" calcext:value-type="float">
            <text:p>3</text:p>
          </table:table-cell>
          <table:table-cell office:value-type="float" office:value="8.288247" calcext:value-type="float">
            <text:p>8.288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0142" calcext:value-type="float">
            <text:p>13.0142</text:p>
          </table:table-cell>
          <table:table-cell office:value-type="float" office:value="8.322733" calcext:value-type="float">
            <text:p>8.322733</text:p>
          </table:table-cell>
          <table:table-cell table:formula="of:=[.C30]*2.54" office:value-type="float" office:value="21.13974182" calcext:value-type="float">
            <text:p>21.13974182</text:p>
          </table:table-cell>
          <table:table-cell office:value-type="float" office:value="1" calcext:value-type="float">
            <text:p>1</text:p>
          </table:table-cell>
          <table:table-cell office:value-type="float" office:value="14.252475" calcext:value-type="float">
            <text:p>14.252475</text:p>
          </table:table-cell>
          <table:table-cell/>
          <table:table-cell table:formula="of:=[.A30]" office:value-type="float" office:value="29" calcext:value-type="float">
            <text:p>29</text:p>
          </table:table-cell>
          <table:table-cell office:value-type="float" office:value="13.0142" calcext:value-type="float">
            <text:p>13.0142</text:p>
          </table:table-cell>
          <table:table-cell office:value-type="float" office:value="8.322733" calcext:value-type="float">
            <text:p>8.322733</text:p>
          </table:table-cell>
          <table:table-cell table:formula="of:=[.J30]*2.54" office:value-type="float" office:value="21.13974182" calcext:value-type="float">
            <text:p>21.13974182</text:p>
          </table:table-cell>
          <table:table-cell office:value-type="float" office:value="3" calcext:value-type="float">
            <text:p>3</text:p>
          </table:table-cell>
          <table:table-cell office:value-type="float" office:value="19.762698" calcext:value-type="float">
            <text:p>19.762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262532" calcext:value-type="float">
            <text:p>20.262532</text:p>
          </table:table-cell>
          <table:table-cell office:value-type="float" office:value="5.805298" calcext:value-type="float">
            <text:p>5.805298</text:p>
          </table:table-cell>
          <table:table-cell table:formula="of:=[.C31]*2.54" office:value-type="float" office:value="14.74545692" calcext:value-type="float">
            <text:p>14.74545692</text:p>
          </table:table-cell>
          <table:table-cell office:value-type="float" office:value="2" calcext:value-type="float">
            <text:p>2</text:p>
          </table:table-cell>
          <table:table-cell office:value-type="float" office:value="12.382041" calcext:value-type="float">
            <text:p>12.382041</text:p>
          </table:table-cell>
          <table:table-cell/>
          <table:table-cell table:formula="of:=[.A31]" office:value-type="float" office:value="30" calcext:value-type="float">
            <text:p>30</text:p>
          </table:table-cell>
          <table:table-cell office:value-type="float" office:value="20.262532" calcext:value-type="float">
            <text:p>20.262532</text:p>
          </table:table-cell>
          <table:table-cell office:value-type="float" office:value="5.805298" calcext:value-type="float">
            <text:p>5.805298</text:p>
          </table:table-cell>
          <table:table-cell table:formula="of:=[.J31]*2.54" office:value-type="float" office:value="14.74545692" calcext:value-type="float">
            <text:p>14.74545692</text:p>
          </table:table-cell>
          <table:table-cell office:value-type="float" office:value="4" calcext:value-type="float">
            <text:p>4</text:p>
          </table:table-cell>
          <table:table-cell office:value-type="float" office:value="16.119875" calcext:value-type="float">
            <text:p>16.119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824512" calcext:value-type="float">
            <text:p>17.824512</text:p>
          </table:table-cell>
          <table:table-cell office:value-type="float" office:value="6.329622" calcext:value-type="float">
            <text:p>6.329622</text:p>
          </table:table-cell>
          <table:table-cell table:formula="of:=[.C32]*2.54" office:value-type="float" office:value="16.07723988" calcext:value-type="float">
            <text:p>16.07723988</text:p>
          </table:table-cell>
          <table:table-cell office:value-type="float" office:value="3" calcext:value-type="float">
            <text:p>3</text:p>
          </table:table-cell>
          <table:table-cell office:value-type="float" office:value="12.63442" calcext:value-type="float">
            <text:p>12.63442</text:p>
          </table:table-cell>
          <table:table-cell/>
          <table:table-cell table:formula="of:=[.A32]" office:value-type="float" office:value="31" calcext:value-type="float">
            <text:p>31</text:p>
          </table:table-cell>
          <table:table-cell office:value-type="float" office:value="17.824512" calcext:value-type="float">
            <text:p>17.824512</text:p>
          </table:table-cell>
          <table:table-cell office:value-type="float" office:value="6.329622" calcext:value-type="float">
            <text:p>6.329622</text:p>
          </table:table-cell>
          <table:table-cell table:formula="of:=[.J32]*2.54" office:value-type="float" office:value="16.07723988" calcext:value-type="float">
            <text:p>16.07723988</text:p>
          </table:table-cell>
          <table:table-cell office:value-type="float" office:value="5" calcext:value-type="float">
            <text:p>5</text:p>
          </table:table-cell>
          <table:table-cell office:value-type="float" office:value="13.190366" calcext:value-type="float">
            <text:p>13.190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325719" calcext:value-type="float">
            <text:p>22.325719</text:p>
          </table:table-cell>
          <table:table-cell office:value-type="float" office:value="3.161039" calcext:value-type="float">
            <text:p>3.161039</text:p>
          </table:table-cell>
          <table:table-cell table:formula="of:=[.C33]*2.54" office:value-type="float" office:value="8.02903906" calcext:value-type="float">
            <text:p>8.02903906</text:p>
          </table:table-cell>
          <table:table-cell office:value-type="float" office:value="4" calcext:value-type="float">
            <text:p>4</text:p>
          </table:table-cell>
          <table:table-cell office:value-type="float" office:value="7.690937" calcext:value-type="float">
            <text:p>7.690937</text:p>
          </table:table-cell>
          <table:table-cell/>
          <table:table-cell table:formula="of:=[.A33]" office:value-type="float" office:value="32" calcext:value-type="float">
            <text:p>32</text:p>
          </table:table-cell>
          <table:table-cell office:value-type="float" office:value="22.325719" calcext:value-type="float">
            <text:p>22.325719</text:p>
          </table:table-cell>
          <table:table-cell office:value-type="float" office:value="3.161039" calcext:value-type="float">
            <text:p>3.161039</text:p>
          </table:table-cell>
          <table:table-cell table:formula="of:=[.J33]*2.54" office:value-type="float" office:value="8.02903906" calcext:value-type="float">
            <text:p>8.02903906</text:p>
          </table:table-cell>
          <table:table-cell office:value-type="float" office:value="5" calcext:value-type="float">
            <text:p>5</text:p>
          </table:table-cell>
          <table:table-cell office:value-type="float" office:value="7.325727" calcext:value-type="float">
            <text:p>7.325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283165" calcext:value-type="float">
            <text:p>10.283165</text:p>
          </table:table-cell>
          <table:table-cell office:value-type="float" office:value="0.363486" calcext:value-type="float">
            <text:p>0.363486</text:p>
          </table:table-cell>
          <table:table-cell table:formula="of:=[.C34]*2.54" office:value-type="float" office:value="0.92325444" calcext:value-type="float">
            <text:p>0.92325444</text:p>
          </table:table-cell>
          <table:table-cell office:value-type="float" office:value="3" calcext:value-type="float">
            <text:p>3</text:p>
          </table:table-cell>
          <table:table-cell office:value-type="float" office:value="18.631847" calcext:value-type="float">
            <text:p>18.631847</text:p>
          </table:table-cell>
          <table:table-cell/>
          <table:table-cell table:formula="of:=[.A34]" office:value-type="float" office:value="33" calcext:value-type="float">
            <text:p>33</text:p>
          </table:table-cell>
          <table:table-cell office:value-type="float" office:value="10.283165" calcext:value-type="float">
            <text:p>10.283165</text:p>
          </table:table-cell>
          <table:table-cell office:value-type="float" office:value="0.363486" calcext:value-type="float">
            <text:p>0.363486</text:p>
          </table:table-cell>
          <table:table-cell table:formula="of:=[.J34]*2.54" office:value-type="float" office:value="0.92325444" calcext:value-type="float">
            <text:p>0.92325444</text:p>
          </table:table-cell>
          <table:table-cell office:value-type="float" office:value="4" calcext:value-type="float">
            <text:p>4</text:p>
          </table:table-cell>
          <table:table-cell office:value-type="float" office:value="16.51269" calcext:value-type="float">
            <text:p>16.5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737644" calcext:value-type="float">
            <text:p>5.737644</text:p>
          </table:table-cell>
          <table:table-cell office:value-type="float" office:value="1.24544" calcext:value-type="float">
            <text:p>1.24544</text:p>
          </table:table-cell>
          <table:table-cell table:formula="of:=[.C35]*2.54" office:value-type="float" office:value="3.1634176" calcext:value-type="float">
            <text:p>3.1634176</text:p>
          </table:table-cell>
          <table:table-cell office:value-type="float" office:value="4" calcext:value-type="float">
            <text:p>4</text:p>
          </table:table-cell>
          <table:table-cell office:value-type="float" office:value="23.819055" calcext:value-type="float">
            <text:p>23.819055</text:p>
          </table:table-cell>
          <table:table-cell/>
          <table:table-cell table:formula="of:=[.A35]" office:value-type="float" office:value="34" calcext:value-type="float">
            <text:p>34</text:p>
          </table:table-cell>
          <table:table-cell office:value-type="float" office:value="5.737644" calcext:value-type="float">
            <text:p>5.737644</text:p>
          </table:table-cell>
          <table:table-cell office:value-type="float" office:value="1.24544" calcext:value-type="float">
            <text:p>1.24544</text:p>
          </table:table-cell>
          <table:table-cell table:formula="of:=[.J35]*2.54" office:value-type="float" office:value="3.1634176" calcext:value-type="float">
            <text:p>3.1634176</text:p>
          </table:table-cell>
          <table:table-cell office:value-type="float" office:value="5" calcext:value-type="float">
            <text:p>5</text:p>
          </table:table-cell>
          <table:table-cell office:value-type="float" office:value="20.118186" calcext:value-type="float">
            <text:p>20.118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282541" calcext:value-type="float">
            <text:p>2.282541</text:p>
          </table:table-cell>
          <table:table-cell office:value-type="float" office:value="2.428254" calcext:value-type="float">
            <text:p>2.428254</text:p>
          </table:table-cell>
          <table:table-cell table:formula="of:=[.C36]*2.54" office:value-type="float" office:value="6.16776516" calcext:value-type="float">
            <text:p>6.16776516</text:p>
          </table:table-cell>
          <table:table-cell office:value-type="float" office:value="5" calcext:value-type="float">
            <text:p>5</text:p>
          </table:table-cell>
          <table:table-cell office:value-type="float" office:value="20.065946" calcext:value-type="float">
            <text:p>20.065946</text:p>
          </table:table-cell>
          <table:table-cell/>
          <table:table-cell table:formula="of:=[.A36]" office:value-type="float" office:value="35" calcext:value-type="float">
            <text:p>35</text:p>
          </table:table-cell>
          <table:table-cell office:value-type="float" office:value="2.282541" calcext:value-type="float">
            <text:p>2.282541</text:p>
          </table:table-cell>
          <table:table-cell office:value-type="float" office:value="2.428254" calcext:value-type="float">
            <text:p>2.428254</text:p>
          </table:table-cell>
          <table:table-cell table:formula="of:=[.J36]*2.54" office:value-type="float" office:value="6.16776516" calcext:value-type="float">
            <text:p>6.16776516</text:p>
          </table:table-cell>
          <table:table-cell office:value-type="float" office:value="6" calcext:value-type="float">
            <text:p>6</text:p>
          </table:table-cell>
          <table:table-cell office:value-type="float" office:value="17.18333" calcext:value-type="float">
            <text:p>17.18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381328" calcext:value-type="float">
            <text:p>-0.381328</text:p>
          </table:table-cell>
          <table:table-cell office:value-type="float" office:value="2.604208" calcext:value-type="float">
            <text:p>2.604208</text:p>
          </table:table-cell>
          <table:table-cell table:formula="of:=[.C37]*2.54" office:value-type="float" office:value="6.61468832" calcext:value-type="float">
            <text:p>6.61468832</text:p>
          </table:table-cell>
          <table:table-cell office:value-type="float" office:value="6" calcext:value-type="float">
            <text:p>6</text:p>
          </table:table-cell>
          <table:table-cell office:value-type="float" office:value="12.997223" calcext:value-type="float">
            <text:p>12.997223</text:p>
          </table:table-cell>
          <table:table-cell/>
          <table:table-cell table:formula="of:=[.A37]" office:value-type="float" office:value="36" calcext:value-type="float">
            <text:p>36</text:p>
          </table:table-cell>
          <table:table-cell office:value-type="float" office:value="-0.381328" calcext:value-type="float">
            <text:p>-0.381328</text:p>
          </table:table-cell>
          <table:table-cell office:value-type="float" office:value="2.604208" calcext:value-type="float">
            <text:p>2.604208</text:p>
          </table:table-cell>
          <table:table-cell table:formula="of:=[.J37]*2.54" office:value-type="float" office:value="6.61468832" calcext:value-type="float">
            <text:p>6.61468832</text:p>
          </table:table-cell>
          <table:table-cell office:value-type="float" office:value="6" calcext:value-type="float">
            <text:p>6</text:p>
          </table:table-cell>
          <table:table-cell office:value-type="float" office:value="10.620335" calcext:value-type="float">
            <text:p>10.620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425424" calcext:value-type="float">
            <text:p>-1.425424</text:p>
          </table:table-cell>
          <table:table-cell office:value-type="float" office:value="9.280254" calcext:value-type="float">
            <text:p>9.280254</text:p>
          </table:table-cell>
          <table:table-cell table:formula="of:=[.C38]*2.54" office:value-type="float" office:value="23.57184516" calcext:value-type="float">
            <text:p>23.57184516</text:p>
          </table:table-cell>
          <table:table-cell office:value-type="float" office:value="5" calcext:value-type="float">
            <text:p>5</text:p>
          </table:table-cell>
          <table:table-cell office:value-type="float" office:value="6.912892" calcext:value-type="float">
            <text:p>6.912892</text:p>
          </table:table-cell>
          <table:table-cell/>
          <table:table-cell table:formula="of:=[.A38]" office:value-type="float" office:value="37" calcext:value-type="float">
            <text:p>37</text:p>
          </table:table-cell>
          <table:table-cell office:value-type="float" office:value="-1.425424" calcext:value-type="float">
            <text:p>-1.425424</text:p>
          </table:table-cell>
          <table:table-cell office:value-type="float" office:value="9.280254" calcext:value-type="float">
            <text:p>9.280254</text:p>
          </table:table-cell>
          <table:table-cell table:formula="of:=[.J38]*2.54" office:value-type="float" office:value="23.57184516" calcext:value-type="float">
            <text:p>23.57184516</text:p>
          </table:table-cell>
          <table:table-cell office:value-type="float" office:value="5" calcext:value-type="float">
            <text:p>5</text:p>
          </table:table-cell>
          <table:table-cell office:value-type="float" office:value="4.762805" calcext:value-type="float">
            <text:p>4.762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930033" calcext:value-type="float">
            <text:p>6.930033</text:p>
          </table:table-cell>
          <table:table-cell office:value-type="float" office:value="11.12645" calcext:value-type="float">
            <text:p>11.12645</text:p>
          </table:table-cell>
          <table:table-cell table:formula="of:=[.C39]*2.54" office:value-type="float" office:value="28.261183" calcext:value-type="float">
            <text:p>28.261183</text:p>
          </table:table-cell>
          <table:table-cell office:value-type="float" office:value="4" calcext:value-type="float">
            <text:p>4</text:p>
          </table:table-cell>
          <table:table-cell office:value-type="float" office:value="12.075475" calcext:value-type="float">
            <text:p>12.075475</text:p>
          </table:table-cell>
          <table:table-cell/>
          <table:table-cell table:formula="of:=[.A39]" office:value-type="float" office:value="38" calcext:value-type="float">
            <text:p>38</text:p>
          </table:table-cell>
          <table:table-cell office:value-type="float" office:value="6.930033" calcext:value-type="float">
            <text:p>6.930033</text:p>
          </table:table-cell>
          <table:table-cell office:value-type="float" office:value="11.12645" calcext:value-type="float">
            <text:p>11.12645</text:p>
          </table:table-cell>
          <table:table-cell table:formula="of:=[.J39]*2.54" office:value-type="float" office:value="28.261183" calcext:value-type="float">
            <text:p>28.261183</text:p>
          </table:table-cell>
          <table:table-cell office:value-type="float" office:value="4" calcext:value-type="float">
            <text:p>4</text:p>
          </table:table-cell>
          <table:table-cell office:value-type="float" office:value="11.755156" calcext:value-type="float">
            <text:p>11.755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727493" calcext:value-type="float">
            <text:p>4.727493</text:p>
          </table:table-cell>
          <table:table-cell office:value-type="float" office:value="12.749693" calcext:value-type="float">
            <text:p>12.749693</text:p>
          </table:table-cell>
          <table:table-cell table:formula="of:=[.C40]*2.54" office:value-type="float" office:value="32.38422022" calcext:value-type="float">
            <text:p>32.38422022</text:p>
          </table:table-cell>
          <table:table-cell office:value-type="float" office:value="4" calcext:value-type="float">
            <text:p>4</text:p>
          </table:table-cell>
          <table:table-cell office:value-type="float" office:value="12.230249" calcext:value-type="float">
            <text:p>12.230249</text:p>
          </table:table-cell>
          <table:table-cell/>
          <table:table-cell table:formula="of:=[.A40]" office:value-type="float" office:value="39" calcext:value-type="float">
            <text:p>39</text:p>
          </table:table-cell>
          <table:table-cell office:value-type="string" calcext:value-type="string">
            <text:p>4..727493</text:p>
          </table:table-cell>
          <table:table-cell office:value-type="float" office:value="12.749693" calcext:value-type="float">
            <text:p>12.749693</text:p>
          </table:table-cell>
          <table:table-cell table:formula="of:=[.J40]*2.54" office:value-type="float" office:value="32.38422022" calcext:value-type="float">
            <text:p>32.38422022</text:p>
          </table:table-cell>
          <table:table-cell office:value-type="float" office:value="4" calcext:value-type="float">
            <text:p>4</text:p>
          </table:table-cell>
          <table:table-cell office:value-type="float" office:value="12.505425" calcext:value-type="float">
            <text:p>12.505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431087" calcext:value-type="float">
            <text:p>14.431087</text:p>
          </table:table-cell>
          <table:table-cell office:value-type="float" office:value="11.21175" calcext:value-type="float">
            <text:p>11.21175</text:p>
          </table:table-cell>
          <table:table-cell table:formula="of:=[.C41]*2.54" office:value-type="float" office:value="28.477845" calcext:value-type="float">
            <text:p>28.477845</text:p>
          </table:table-cell>
          <table:table-cell office:value-type="float" office:value="4" calcext:value-type="float">
            <text:p>4</text:p>
          </table:table-cell>
          <table:table-cell office:value-type="float" office:value="15.347702" calcext:value-type="float">
            <text:p>15.347702</text:p>
          </table:table-cell>
          <table:table-cell/>
          <table:table-cell table:formula="of:=[.A41]" office:value-type="float" office:value="40" calcext:value-type="float">
            <text:p>40</text:p>
          </table:table-cell>
          <table:table-cell office:value-type="float" office:value="14.431087" calcext:value-type="float">
            <text:p>14.431087</text:p>
          </table:table-cell>
          <table:table-cell office:value-type="float" office:value="11.21175" calcext:value-type="float">
            <text:p>11.21175</text:p>
          </table:table-cell>
          <table:table-cell table:formula="of:=[.J41]*2.54" office:value-type="float" office:value="28.477845" calcext:value-type="float">
            <text:p>28.477845</text:p>
          </table:table-cell>
          <table:table-cell office:value-type="float" office:value="4" calcext:value-type="float">
            <text:p>4</text:p>
          </table:table-cell>
          <table:table-cell office:value-type="float" office:value="16.404022" calcext:value-type="float">
            <text:p>16.404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.944089" calcext:value-type="float">
            <text:p>19.944089</text:p>
          </table:table-cell>
          <table:table-cell office:value-type="float" office:value="8.906537" calcext:value-type="float">
            <text:p>8.906537</text:p>
          </table:table-cell>
          <table:table-cell table:formula="of:=[.C42]*2.54" office:value-type="float" office:value="22.62260398" calcext:value-type="float">
            <text:p>22.62260398</text:p>
          </table:table-cell>
          <table:table-cell office:value-type="float" office:value="5" calcext:value-type="float">
            <text:p>5</text:p>
          </table:table-cell>
          <table:table-cell office:value-type="float" office:value="9.75595" calcext:value-type="float">
            <text:p>9.75595</text:p>
          </table:table-cell>
          <table:table-cell/>
          <table:table-cell table:formula="of:=[.A42]" office:value-type="float" office:value="41" calcext:value-type="float">
            <text:p>41</text:p>
          </table:table-cell>
          <table:table-cell office:value-type="float" office:value="19.944089" calcext:value-type="float">
            <text:p>19.944089</text:p>
          </table:table-cell>
          <table:table-cell office:value-type="float" office:value="8.906537" calcext:value-type="float">
            <text:p>8.906537</text:p>
          </table:table-cell>
          <table:table-cell table:formula="of:=[.J42]*2.54" office:value-type="float" office:value="22.62260398" calcext:value-type="float">
            <text:p>22.62260398</text:p>
          </table:table-cell>
          <table:table-cell office:value-type="float" office:value="5" calcext:value-type="float">
            <text:p>5</text:p>
          </table:table-cell>
          <table:table-cell office:value-type="float" office:value="11.352883" calcext:value-type="float">
            <text:p>11.35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.067007" calcext:value-type="float">
            <text:p>20.067007</text:p>
          </table:table-cell>
          <table:table-cell office:value-type="float" office:value="9.073215" calcext:value-type="float">
            <text:p>9.073215</text:p>
          </table:table-cell>
          <table:table-cell table:formula="of:=[.C43]*2.54" office:value-type="float" office:value="23.0459661" calcext:value-type="float">
            <text:p>23.0459661</text:p>
          </table:table-cell>
          <table:table-cell office:value-type="float" office:value="4" calcext:value-type="float">
            <text:p>4</text:p>
          </table:table-cell>
          <table:table-cell office:value-type="float" office:value="4.099171" calcext:value-type="float">
            <text:p>4.099171</text:p>
          </table:table-cell>
          <table:table-cell/>
          <table:table-cell table:formula="of:=[.A43]" office:value-type="float" office:value="42" calcext:value-type="float">
            <text:p>42</text:p>
          </table:table-cell>
          <table:table-cell office:value-type="float" office:value="20.067007" calcext:value-type="float">
            <text:p>20.067007</text:p>
          </table:table-cell>
          <table:table-cell office:value-type="float" office:value="9.073215" calcext:value-type="float">
            <text:p>9.073215</text:p>
          </table:table-cell>
          <table:table-cell table:formula="of:=[.J43]*2.54" office:value-type="float" office:value="23.0459661" calcext:value-type="float">
            <text:p>23.0459661</text:p>
          </table:table-cell>
          <table:table-cell office:value-type="float" office:value="4" calcext:value-type="float">
            <text:p>4</text:p>
          </table:table-cell>
          <table:table-cell office:value-type="float" office:value="7.314408" calcext:value-type="float">
            <text:p>7.314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.390301" calcext:value-type="float">
            <text:p>24.390301</text:p>
          </table:table-cell>
          <table:table-cell office:value-type="float" office:value="3.768434" calcext:value-type="float">
            <text:p>3.768434</text:p>
          </table:table-cell>
          <table:table-cell table:formula="of:=[.C44]*2.54" office:value-type="float" office:value="9.57182236" calcext:value-type="float">
            <text:p>9.57182236</text:p>
          </table:table-cell>
          <table:table-cell office:value-type="float" office:value="3" calcext:value-type="float">
            <text:p>3</text:p>
          </table:table-cell>
          <table:table-cell office:value-type="float" office:value="0.312745" calcext:value-type="float">
            <text:p>0.312745</text:p>
          </table:table-cell>
          <table:table-cell/>
          <table:table-cell table:formula="of:=[.A44]" office:value-type="float" office:value="43" calcext:value-type="float">
            <text:p>43</text:p>
          </table:table-cell>
          <table:table-cell office:value-type="float" office:value="24.390301" calcext:value-type="float">
            <text:p>24.390301</text:p>
          </table:table-cell>
          <table:table-cell office:value-type="float" office:value="3.768434" calcext:value-type="float">
            <text:p>3.768434</text:p>
          </table:table-cell>
          <table:table-cell table:formula="of:=[.J44]*2.54" office:value-type="float" office:value="9.57182236" calcext:value-type="float">
            <text:p>9.57182236</text:p>
          </table:table-cell>
          <table:table-cell office:value-type="float" office:value="3" calcext:value-type="float">
            <text:p>3</text:p>
          </table:table-cell>
          <table:table-cell office:value-type="float" office:value="3.704381" calcext:value-type="float">
            <text:p>3.704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845278" calcext:value-type="float">
            <text:p>14.845278</text:p>
          </table:table-cell>
          <table:table-cell office:value-type="float" office:value="3.330849" calcext:value-type="float">
            <text:p>3.330849</text:p>
          </table:table-cell>
          <table:table-cell table:formula="of:=[.C45]*2.54" office:value-type="float" office:value="8.46035646" calcext:value-type="float">
            <text:p>8.46035646</text:p>
          </table:table-cell>
          <table:table-cell office:value-type="float" office:value="2" calcext:value-type="float">
            <text:p>2</text:p>
          </table:table-cell>
          <table:table-cell office:value-type="float" office:value="6.616541" calcext:value-type="float">
            <text:p>6.616541</text:p>
          </table:table-cell>
          <table:table-cell/>
          <table:table-cell table:formula="of:=[.A45]" office:value-type="float" office:value="44" calcext:value-type="float">
            <text:p>44</text:p>
          </table:table-cell>
          <table:table-cell office:value-type="float" office:value="14.845278" calcext:value-type="float">
            <text:p>14.845278</text:p>
          </table:table-cell>
          <table:table-cell office:value-type="float" office:value="3.330849" calcext:value-type="float">
            <text:p>3.330849</text:p>
          </table:table-cell>
          <table:table-cell table:formula="of:=[.J45]*2.54" office:value-type="float" office:value="8.46035646" calcext:value-type="float">
            <text:p>8.46035646</text:p>
          </table:table-cell>
          <table:table-cell office:value-type="float" office:value="2" calcext:value-type="float">
            <text:p>2</text:p>
          </table:table-cell>
          <table:table-cell office:value-type="float" office:value="10.508586" calcext:value-type="float">
            <text:p>10.508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213101" calcext:value-type="float">
            <text:p>11.213101</text:p>
          </table:table-cell>
          <table:table-cell office:value-type="float" office:value="0.951124" calcext:value-type="float">
            <text:p>0.951124</text:p>
          </table:table-cell>
          <table:table-cell table:formula="of:=[.C46]*2.54" office:value-type="float" office:value="2.41585496" calcext:value-type="float">
            <text:p>2.41585496</text:p>
          </table:table-cell>
          <table:table-cell office:value-type="float" office:value="2" calcext:value-type="float">
            <text:p>2</text:p>
          </table:table-cell>
          <table:table-cell office:value-type="float" office:value="19.091003" calcext:value-type="float">
            <text:p>19.091003</text:p>
          </table:table-cell>
          <table:table-cell/>
          <table:table-cell table:formula="of:=[.A46]" office:value-type="float" office:value="45" calcext:value-type="float">
            <text:p>45</text:p>
          </table:table-cell>
          <table:table-cell office:value-type="float" office:value="11.213101" calcext:value-type="float">
            <text:p>11.213101</text:p>
          </table:table-cell>
          <table:table-cell office:value-type="float" office:value="0.951124" calcext:value-type="float">
            <text:p>0.951124</text:p>
          </table:table-cell>
          <table:table-cell table:formula="of:=[.J46]*2.54" office:value-type="float" office:value="2.41585496" calcext:value-type="float">
            <text:p>2.41585496</text:p>
          </table:table-cell>
          <table:table-cell office:value-type="float" office:value="3" calcext:value-type="float">
            <text:p>3</text:p>
          </table:table-cell>
          <table:table-cell office:value-type="float" office:value="22.798698" calcext:value-type="float">
            <text:p>22.798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196102" calcext:value-type="float">
            <text:p>12.196102</text:p>
          </table:table-cell>
          <table:table-cell office:value-type="float" office:value="0.559006" calcext:value-type="float">
            <text:p>0.559006</text:p>
          </table:table-cell>
          <table:table-cell table:formula="of:=[.C47]*2.54" office:value-type="float" office:value="1.41987524" calcext:value-type="float">
            <text:p>1.41987524</text:p>
          </table:table-cell>
          <table:table-cell office:value-type="float" office:value="3" calcext:value-type="float">
            <text:p>3</text:p>
          </table:table-cell>
          <table:table-cell office:value-type="float" office:value="28.207777" calcext:value-type="float">
            <text:p>28.207777</text:p>
          </table:table-cell>
          <table:table-cell/>
          <table:table-cell table:formula="of:=[.A47]" office:value-type="float" office:value="46" calcext:value-type="float">
            <text:p>46</text:p>
          </table:table-cell>
          <table:table-cell office:value-type="float" office:value="12.196102" calcext:value-type="float">
            <text:p>12.196102</text:p>
          </table:table-cell>
          <table:table-cell office:value-type="float" office:value="0.559006" calcext:value-type="float">
            <text:p>0.559006</text:p>
          </table:table-cell>
          <table:table-cell table:formula="of:=[.J47]*2.54" office:value-type="float" office:value="1.41987524" calcext:value-type="float">
            <text:p>1.41987524</text:p>
          </table:table-cell>
          <table:table-cell office:value-type="float" office:value="4" calcext:value-type="float">
            <text:p>4</text:p>
          </table:table-cell>
          <table:table-cell office:value-type="float" office:value="33.511244" calcext:value-type="float">
            <text:p>33.511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91082" calcext:value-type="float">
            <text:p>3.891082</text:p>
          </table:table-cell>
          <table:table-cell office:value-type="float" office:value="3.192064" calcext:value-type="float">
            <text:p>3.192064</text:p>
          </table:table-cell>
          <table:table-cell table:formula="of:=[.C48]*2.54" office:value-type="float" office:value="8.10784256" calcext:value-type="float">
            <text:p>8.10784256</text:p>
          </table:table-cell>
          <table:table-cell office:value-type="float" office:value="4" calcext:value-type="float">
            <text:p>4</text:p>
          </table:table-cell>
          <table:table-cell office:value-type="float" office:value="28.732609" calcext:value-type="float">
            <text:p>28.732609</text:p>
          </table:table-cell>
          <table:table-cell/>
          <table:table-cell table:formula="of:=[.A48]" office:value-type="float" office:value="47" calcext:value-type="float">
            <text:p>47</text:p>
          </table:table-cell>
          <table:table-cell office:value-type="float" office:value="3.891082" calcext:value-type="float">
            <text:p>3.891082</text:p>
          </table:table-cell>
          <table:table-cell office:value-type="float" office:value="3.192064" calcext:value-type="float">
            <text:p>3.192064</text:p>
          </table:table-cell>
          <table:table-cell table:formula="of:=[.J48]*2.54" office:value-type="float" office:value="8.10784256" calcext:value-type="float">
            <text:p>8.10784256</text:p>
          </table:table-cell>
          <table:table-cell office:value-type="float" office:value="5" calcext:value-type="float">
            <text:p>5</text:p>
          </table:table-cell>
          <table:table-cell office:value-type="float" office:value="34.404378" calcext:value-type="float">
            <text:p>34.404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404067" calcext:value-type="float">
            <text:p>-1.404067</text:p>
          </table:table-cell>
          <table:table-cell office:value-type="float" office:value="6.142966" calcext:value-type="float">
            <text:p>6.142966</text:p>
          </table:table-cell>
          <table:table-cell table:formula="of:=[.C49]*2.54" office:value-type="float" office:value="15.60313364" calcext:value-type="float">
            <text:p>15.60313364</text:p>
          </table:table-cell>
          <table:table-cell office:value-type="float" office:value="5" calcext:value-type="float">
            <text:p>5</text:p>
          </table:table-cell>
          <table:table-cell office:value-type="float" office:value="22.683109" calcext:value-type="float">
            <text:p>22.683109</text:p>
          </table:table-cell>
          <table:table-cell/>
          <table:table-cell table:formula="of:=[.A49]" office:value-type="float" office:value="48" calcext:value-type="float">
            <text:p>48</text:p>
          </table:table-cell>
          <table:table-cell office:value-type="float" office:value="-1.404067" calcext:value-type="float">
            <text:p>-1.404067</text:p>
          </table:table-cell>
          <table:table-cell office:value-type="float" office:value="6.142966" calcext:value-type="float">
            <text:p>6.142966</text:p>
          </table:table-cell>
          <table:table-cell table:formula="of:=[.J49]*2.54" office:value-type="float" office:value="15.60313364" calcext:value-type="float">
            <text:p>15.60313364</text:p>
          </table:table-cell>
          <table:table-cell office:value-type="float" office:value="6" calcext:value-type="float">
            <text:p>6</text:p>
          </table:table-cell>
          <table:table-cell office:value-type="float" office:value="28.439119" calcext:value-type="float">
            <text:p>28.439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860991" calcext:value-type="float">
            <text:p>-1.860991</text:p>
          </table:table-cell>
          <table:table-cell office:value-type="float" office:value="8.811981" calcext:value-type="float">
            <text:p>8.811981</text:p>
          </table:table-cell>
          <table:table-cell table:formula="of:=[.C50]*2.54" office:value-type="float" office:value="22.38243174" calcext:value-type="float">
            <text:p>22.38243174</text:p>
          </table:table-cell>
          <table:table-cell office:value-type="float" office:value="6" calcext:value-type="float">
            <text:p>6</text:p>
          </table:table-cell>
          <table:table-cell office:value-type="float" office:value="16.529902" calcext:value-type="float">
            <text:p>16.529902</text:p>
          </table:table-cell>
          <table:table-cell/>
          <table:table-cell table:formula="of:=[.A50]" office:value-type="float" office:value="49" calcext:value-type="float">
            <text:p>49</text:p>
          </table:table-cell>
          <table:table-cell office:value-type="float" office:value="-1.860991" calcext:value-type="float">
            <text:p>-1.860991</text:p>
          </table:table-cell>
          <table:table-cell office:value-type="float" office:value="8.811981" calcext:value-type="float">
            <text:p>8.811981</text:p>
          </table:table-cell>
          <table:table-cell table:formula="of:=[.J50]*2.54" office:value-type="float" office:value="22.38243174" calcext:value-type="float">
            <text:p>22.38243174</text:p>
          </table:table-cell>
          <table:table-cell office:value-type="float" office:value="7" calcext:value-type="float">
            <text:p>7</text:p>
          </table:table-cell>
          <table:table-cell office:value-type="float" office:value="20.733206" calcext:value-type="float">
            <text:p>20.733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0131" calcext:value-type="float">
            <text:p>4.190131</text:p>
          </table:table-cell>
          <table:table-cell office:value-type="float" office:value="11.886529" calcext:value-type="float">
            <text:p>11.886529</text:p>
          </table:table-cell>
          <table:table-cell table:formula="of:=[.C51]*2.54" office:value-type="float" office:value="30.19178366" calcext:value-type="float">
            <text:p>30.19178366</text:p>
          </table:table-cell>
          <table:table-cell office:value-type="float" office:value="6" calcext:value-type="float">
            <text:p>6</text:p>
          </table:table-cell>
          <table:table-cell office:value-type="float" office:value="13.723501" calcext:value-type="float">
            <text:p>13.723501</text:p>
          </table:table-cell>
          <table:table-cell/>
          <table:table-cell table:formula="of:=[.A51]" office:value-type="float" office:value="50" calcext:value-type="float">
            <text:p>50</text:p>
          </table:table-cell>
          <table:table-cell office:value-type="float" office:value="4.190131" calcext:value-type="float">
            <text:p>4.190131</text:p>
          </table:table-cell>
          <table:table-cell office:value-type="float" office:value="11.886529" calcext:value-type="float">
            <text:p>11.886529</text:p>
          </table:table-cell>
          <table:table-cell table:formula="of:=[.J51]*2.54" office:value-type="float" office:value="30.19178366" calcext:value-type="float">
            <text:p>30.19178366</text:p>
          </table:table-cell>
          <table:table-cell office:value-type="float" office:value="0" calcext:value-type="float">
            <text:p>0</text:p>
          </table:table-cell>
          <table:table-cell office:value-type="float" office:value="17.489645" calcext:value-type="float">
            <text:p>17.489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929686" calcext:value-type="float">
            <text:p>6.929686</text:p>
          </table:table-cell>
          <table:table-cell office:value-type="float" office:value="10.658855" calcext:value-type="float">
            <text:p>10.658855</text:p>
          </table:table-cell>
          <table:table-cell table:formula="of:=[.C52]*2.54" office:value-type="float" office:value="27.0734917" calcext:value-type="float">
            <text:p>27.0734917</text:p>
          </table:table-cell>
          <table:table-cell office:value-type="float" office:value="5" calcext:value-type="float">
            <text:p>5</text:p>
          </table:table-cell>
          <table:table-cell office:value-type="float" office:value="19.424253" calcext:value-type="float">
            <text:p>19.424253</text:p>
          </table:table-cell>
          <table:table-cell/>
          <table:table-cell table:formula="of:=[.A52]" office:value-type="float" office:value="51" calcext:value-type="float">
            <text:p>51</text:p>
          </table:table-cell>
          <table:table-cell office:value-type="float" office:value="6.929686" calcext:value-type="float">
            <text:p>6.929686</text:p>
          </table:table-cell>
          <table:table-cell office:value-type="float" office:value="10.658855" calcext:value-type="float">
            <text:p>10.658855</text:p>
          </table:table-cell>
          <table:table-cell table:formula="of:=[.J52]*2.54" office:value-type="float" office:value="27.0734917" calcext:value-type="float">
            <text:p>27.0734917</text:p>
          </table:table-cell>
          <table:table-cell office:value-type="float" office:value="1" calcext:value-type="float">
            <text:p>1</text:p>
          </table:table-cell>
          <table:table-cell office:value-type="float" office:value="29.683915" calcext:value-type="float">
            <text:p>29.683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878571" calcext:value-type="float">
            <text:p>17.878571</text:p>
          </table:table-cell>
          <table:table-cell office:value-type="float" office:value="13.476068" calcext:value-type="float">
            <text:p>13.476068</text:p>
          </table:table-cell>
          <table:table-cell table:formula="of:=[.C53]*2.54" office:value-type="float" office:value="34.22921272" calcext:value-type="float">
            <text:p>34.22921272</text:p>
          </table:table-cell>
          <table:table-cell office:value-type="float" office:value="6" calcext:value-type="float">
            <text:p>6</text:p>
          </table:table-cell>
          <table:table-cell office:value-type="float" office:value="13.359386" calcext:value-type="float">
            <text:p>13.359386</text:p>
          </table:table-cell>
          <table:table-cell/>
          <table:table-cell table:formula="of:=[.A53]" office:value-type="float" office:value="52" calcext:value-type="float">
            <text:p>52</text:p>
          </table:table-cell>
          <table:table-cell office:value-type="float" office:value="17.878571" calcext:value-type="float">
            <text:p>17.878571</text:p>
          </table:table-cell>
          <table:table-cell office:value-type="float" office:value="13.476068" calcext:value-type="float">
            <text:p>13.476068</text:p>
          </table:table-cell>
          <table:table-cell table:formula="of:=[.J53]*2.54" office:value-type="float" office:value="34.22921272" calcext:value-type="float">
            <text:p>34.22921272</text:p>
          </table:table-cell>
          <table:table-cell office:value-type="float" office:value="2" calcext:value-type="float">
            <text:p>2</text:p>
          </table:table-cell>
          <table:table-cell office:value-type="float" office:value="30.13399" calcext:value-type="float">
            <text:p>30.133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.941854" calcext:value-type="float">
            <text:p>13.941854</text:p>
          </table:table-cell>
          <table:table-cell office:value-type="float" office:value="11.76689" calcext:value-type="float">
            <text:p>11.76689</text:p>
          </table:table-cell>
          <table:table-cell table:formula="of:=[.C54]*2.54" office:value-type="float" office:value="29.8879006" calcext:value-type="float">
            <text:p>29.8879006</text:p>
          </table:table-cell>
          <table:table-cell office:value-type="float" office:value="5" calcext:value-type="float">
            <text:p>5</text:p>
          </table:table-cell>
          <table:table-cell office:value-type="float" office:value="15.81683" calcext:value-type="float">
            <text:p>15.81683</text:p>
          </table:table-cell>
          <table:table-cell/>
          <table:table-cell table:formula="of:=[.A54]" office:value-type="float" office:value="53" calcext:value-type="float">
            <text:p>53</text:p>
          </table:table-cell>
          <table:table-cell office:value-type="float" office:value="13.941854" calcext:value-type="float">
            <text:p>13.941854</text:p>
          </table:table-cell>
          <table:table-cell office:value-type="float" office:value="11.76689" calcext:value-type="float">
            <text:p>11.76689</text:p>
          </table:table-cell>
          <table:table-cell table:formula="of:=[.J54]*2.54" office:value-type="float" office:value="29.8879006" calcext:value-type="float">
            <text:p>29.8879006</text:p>
          </table:table-cell>
          <table:table-cell office:value-type="float" office:value="3" calcext:value-type="float">
            <text:p>3</text:p>
          </table:table-cell>
          <table:table-cell office:value-type="float" office:value="36.88017" calcext:value-type="float">
            <text:p>36.88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.300072" calcext:value-type="float">
            <text:p>22.300072</text:p>
          </table:table-cell>
          <table:table-cell office:value-type="float" office:value="7.280728" calcext:value-type="float">
            <text:p>7.280728</text:p>
          </table:table-cell>
          <table:table-cell table:formula="of:=[.C55]*2.54" office:value-type="float" office:value="18.49304912" calcext:value-type="float">
            <text:p>18.49304912</text:p>
          </table:table-cell>
          <table:table-cell office:value-type="float" office:value="6" calcext:value-type="float">
            <text:p>6</text:p>
          </table:table-cell>
          <table:table-cell office:value-type="float" office:value="8.345408" calcext:value-type="float">
            <text:p>8.345408</text:p>
          </table:table-cell>
          <table:table-cell/>
          <table:table-cell table:formula="of:=[.A55]" office:value-type="float" office:value="54" calcext:value-type="float">
            <text:p>54</text:p>
          </table:table-cell>
          <table:table-cell office:value-type="float" office:value="22.300072" calcext:value-type="float">
            <text:p>22.300072</text:p>
          </table:table-cell>
          <table:table-cell office:value-type="float" office:value="7.280728" calcext:value-type="float">
            <text:p>7.280728</text:p>
          </table:table-cell>
          <table:table-cell table:formula="of:=[.J55]*2.54" office:value-type="float" office:value="18.49304912" calcext:value-type="float">
            <text:p>18.49304912</text:p>
          </table:table-cell>
          <table:table-cell office:value-type="float" office:value="4" calcext:value-type="float">
            <text:p>4</text:p>
          </table:table-cell>
          <table:table-cell office:value-type="float" office:value="33.55442" calcext:value-type="float">
            <text:p>33.55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.061361" calcext:value-type="float">
            <text:p>22.061361</text:p>
          </table:table-cell>
          <table:table-cell office:value-type="float" office:value="3.571323" calcext:value-type="float">
            <text:p>3.571323</text:p>
          </table:table-cell>
          <table:table-cell table:formula="of:=[.C56]*2.54" office:value-type="float" office:value="9.07116042" calcext:value-type="float">
            <text:p>9.07116042</text:p>
          </table:table-cell>
          <table:table-cell office:value-type="float" office:value="5" calcext:value-type="float">
            <text:p>5</text:p>
          </table:table-cell>
          <table:table-cell office:value-type="float" office:value="2.167312" calcext:value-type="float">
            <text:p>2.167312</text:p>
          </table:table-cell>
          <table:table-cell/>
          <table:table-cell table:formula="of:=[.A56]" office:value-type="float" office:value="55" calcext:value-type="float">
            <text:p>55</text:p>
          </table:table-cell>
          <table:table-cell office:value-type="float" office:value="22.061361" calcext:value-type="float">
            <text:p>22.061361</text:p>
          </table:table-cell>
          <table:table-cell office:value-type="float" office:value="3.571323" calcext:value-type="float">
            <text:p>3.571323</text:p>
          </table:table-cell>
          <table:table-cell table:formula="of:=[.J56]*2.54" office:value-type="float" office:value="9.07116042" calcext:value-type="float">
            <text:p>9.07116042</text:p>
          </table:table-cell>
          <table:table-cell office:value-type="float" office:value="5" calcext:value-type="float">
            <text:p>5</text:p>
          </table:table-cell>
          <table:table-cell office:value-type="float" office:value="28.745142" calcext:value-type="float">
            <text:p>28.745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.034542" calcext:value-type="float">
            <text:p>21.034542</text:p>
          </table:table-cell>
          <table:table-cell office:value-type="float" office:value="0.987191" calcext:value-type="float">
            <text:p>0.987191</text:p>
          </table:table-cell>
          <table:table-cell table:formula="of:=[.C57]*2.54" office:value-type="float" office:value="2.50746514" calcext:value-type="float">
            <text:p>2.507465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7]" office:value-type="float" office:value="56" calcext:value-type="float">
            <text:p>56</text:p>
          </table:table-cell>
          <table:table-cell office:value-type="float" office:value="21.034542" calcext:value-type="float">
            <text:p>21.034542</text:p>
          </table:table-cell>
          <table:table-cell office:value-type="float" office:value="0.987191" calcext:value-type="float">
            <text:p>0.987191</text:p>
          </table:table-cell>
          <table:table-cell table:formula="of:=[.J57]*2.54" office:value-type="float" office:value="2.50746514" calcext:value-type="float">
            <text:p>2.50746514</text:p>
          </table:table-cell>
          <table:table-cell office:value-type="float" office:value="6" calcext:value-type="float">
            <text:p>6</text:p>
          </table:table-cell>
          <table:table-cell office:value-type="float" office:value="23.83606" calcext:value-type="float">
            <text:p>23.83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28725" calcext:value-type="float">
            <text:p>12.28725</text:p>
          </table:table-cell>
          <table:table-cell office:value-type="float" office:value="0" calcext:value-type="float">
            <text:p>0</text:p>
          </table:table-cell>
          <table:table-cell table:formula="of:=[.C58]*2.5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156422" calcext:value-type="float">
            <text:p>8.156422</text:p>
          </table:table-cell>
          <table:table-cell/>
          <table:table-cell table:formula="of:=[.A58]" office:value-type="float" office:value="57" calcext:value-type="float">
            <text:p>57</text:p>
          </table:table-cell>
          <table:table-cell office:value-type="float" office:value="12.28725" calcext:value-type="float">
            <text:p>12.28725</text:p>
          </table:table-cell>
          <table:table-cell office:value-type="float" office:value="0" calcext:value-type="float">
            <text:p>0</text:p>
          </table:table-cell>
          <table:table-cell table:formula="of:=[.J58]*2.5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.591556" calcext:value-type="float">
            <text:p>29.591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65238" calcext:value-type="float">
            <text:p>3.65238</text:p>
          </table:table-cell>
          <table:table-cell office:value-type="float" office:value="0" calcext:value-type="float">
            <text:p>0</text:p>
          </table:table-cell>
          <table:table-cell table:formula="of:=[.C59]*2.5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18897" calcext:value-type="float">
            <text:p>8.18897</text:p>
          </table:table-cell>
          <table:table-cell/>
          <table:table-cell table:formula="of:=[.A59]" office:value-type="float" office:value="58" calcext:value-type="float">
            <text:p>58</text:p>
          </table:table-cell>
          <table:table-cell office:value-type="float" office:value="3.65238" calcext:value-type="float">
            <text:p>3.65238</text:p>
          </table:table-cell>
          <table:table-cell office:value-type="float" office:value="0" calcext:value-type="float">
            <text:p>0</text:p>
          </table:table-cell>
          <table:table-cell table:formula="of:=[.J59]*2.5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.771307" calcext:value-type="float">
            <text:p>25.771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770413" calcext:value-type="float">
            <text:p>2.770413</text:p>
          </table:table-cell>
          <table:table-cell office:value-type="float" office:value="1.423361" calcext:value-type="float">
            <text:p>1.423361</text:p>
          </table:table-cell>
          <table:table-cell table:formula="of:=[.C60]*2.54" office:value-type="float" office:value="3.61533694" calcext:value-type="float">
            <text:p>3.61533694</text:p>
          </table:table-cell>
          <table:table-cell office:value-type="float" office:value="3" calcext:value-type="float">
            <text:p>3</text:p>
          </table:table-cell>
          <table:table-cell office:value-type="float" office:value="7.40939" calcext:value-type="float">
            <text:p>7.40939</text:p>
          </table:table-cell>
          <table:table-cell/>
          <table:table-cell table:formula="of:=[.A60]" office:value-type="float" office:value="59" calcext:value-type="float">
            <text:p>59</text:p>
          </table:table-cell>
          <table:table-cell office:value-type="float" office:value="2.770413" calcext:value-type="float">
            <text:p>2.770413</text:p>
          </table:table-cell>
          <table:table-cell office:value-type="float" office:value="1.423364" calcext:value-type="float">
            <text:p>1.423364</text:p>
          </table:table-cell>
          <table:table-cell table:formula="of:=[.J60]*2.54" office:value-type="float" office:value="3.61534456" calcext:value-type="float">
            <text:p>3.61534456</text:p>
          </table:table-cell>
          <table:table-cell office:value-type="float" office:value="1" calcext:value-type="float">
            <text:p>1</text:p>
          </table:table-cell>
          <table:table-cell office:value-type="float" office:value="28.908313" calcext:value-type="float">
            <text:p>28.908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.403542" calcext:value-type="float">
            <text:p>-4.403542</text:p>
          </table:table-cell>
          <table:table-cell office:value-type="float" office:value="6.074303" calcext:value-type="float">
            <text:p>6.074303</text:p>
          </table:table-cell>
          <table:table-cell table:formula="of:=[.C61]*2.54" office:value-type="float" office:value="15.42872962" calcext:value-type="float">
            <text:p>15.42872962</text:p>
          </table:table-cell>
          <table:table-cell office:value-type="float" office:value="2" calcext:value-type="float">
            <text:p>2</text:p>
          </table:table-cell>
          <table:table-cell office:value-type="float" office:value="4.893863" calcext:value-type="float">
            <text:p>4.893863</text:p>
          </table:table-cell>
          <table:table-cell/>
          <table:table-cell table:formula="of:=[.A61]" office:value-type="float" office:value="60" calcext:value-type="float">
            <text:p>60</text:p>
          </table:table-cell>
          <table:table-cell office:value-type="float" office:value="-4.403542" calcext:value-type="float">
            <text:p>-4.403542</text:p>
          </table:table-cell>
          <table:table-cell office:value-type="float" office:value="6.074303" calcext:value-type="float">
            <text:p>6.074303</text:p>
          </table:table-cell>
          <table:table-cell table:formula="of:=[.J61]*2.54" office:value-type="float" office:value="15.42872962" calcext:value-type="float">
            <text:p>15.42872962</text:p>
          </table:table-cell>
          <table:table-cell office:value-type="float" office:value="2" calcext:value-type="float">
            <text:p>2</text:p>
          </table:table-cell>
          <table:table-cell office:value-type="float" office:value="27.712424" calcext:value-type="float">
            <text:p>27.7124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.141718" calcext:value-type="float">
            <text:p>-5.141718</text:p>
          </table:table-cell>
          <table:table-cell office:value-type="float" office:value="6.057216" calcext:value-type="float">
            <text:p>6.057216</text:p>
          </table:table-cell>
          <table:table-cell table:formula="of:=[.C62]*2.54" office:value-type="float" office:value="15.38532864" calcext:value-type="float">
            <text:p>15.38532864</text:p>
          </table:table-cell>
          <table:table-cell office:value-type="float" office:value="1" calcext:value-type="float">
            <text:p>1</text:p>
          </table:table-cell>
          <table:table-cell office:value-type="float" office:value="3.635935" calcext:value-type="float">
            <text:p>3.635935</text:p>
          </table:table-cell>
          <table:table-cell/>
          <table:table-cell table:formula="of:=[.A62]" office:value-type="float" office:value="61" calcext:value-type="float">
            <text:p>61</text:p>
          </table:table-cell>
          <table:table-cell office:value-type="float" office:value="-5.141718" calcext:value-type="float">
            <text:p>-5.141718</text:p>
          </table:table-cell>
          <table:table-cell office:value-type="float" office:value="6.057216" calcext:value-type="float">
            <text:p>6.057216</text:p>
          </table:table-cell>
          <table:table-cell table:formula="of:=[.J62]*2.54" office:value-type="float" office:value="15.38532864" calcext:value-type="float">
            <text:p>15.38532864</text:p>
          </table:table-cell>
          <table:table-cell office:value-type="float" office:value="3" calcext:value-type="float">
            <text:p>3</text:p>
          </table:table-cell>
          <table:table-cell office:value-type="float" office:value="26.44372" calcext:value-type="float">
            <text:p>26.44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092637" calcext:value-type="float">
            <text:p>2.092637</text:p>
          </table:table-cell>
          <table:table-cell office:value-type="float" office:value="11.284541" calcext:value-type="float">
            <text:p>11.284541</text:p>
          </table:table-cell>
          <table:table-cell table:formula="of:=[.C63]*2.54" office:value-type="float" office:value="28.66273414" calcext:value-type="float">
            <text:p>28.66273414</text:p>
          </table:table-cell>
          <table:table-cell office:value-type="float" office:value="1" calcext:value-type="float">
            <text:p>1</text:p>
          </table:table-cell>
          <table:table-cell office:value-type="float" office:value="4.392793" calcext:value-type="float">
            <text:p>4.392793</text:p>
          </table:table-cell>
          <table:table-cell/>
          <table:table-cell table:formula="of:=[.A63]" office:value-type="float" office:value="62" calcext:value-type="float">
            <text:p>62</text:p>
          </table:table-cell>
          <table:table-cell office:value-type="float" office:value="2.092637" calcext:value-type="float">
            <text:p>2.092637</text:p>
          </table:table-cell>
          <table:table-cell office:value-type="float" office:value="11.284541" calcext:value-type="float">
            <text:p>11.284541</text:p>
          </table:table-cell>
          <table:table-cell table:formula="of:=[.J63]*2.54" office:value-type="float" office:value="28.66273414" calcext:value-type="float">
            <text:p>28.66273414</text:p>
          </table:table-cell>
          <table:table-cell office:value-type="float" office:value="4" calcext:value-type="float">
            <text:p>4</text:p>
          </table:table-cell>
          <table:table-cell office:value-type="float" office:value="24.560107" calcext:value-type="float">
            <text:p>24.560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510363" calcext:value-type="float">
            <text:p>12.510363</text:p>
          </table:table-cell>
          <table:table-cell office:value-type="float" office:value="13.535571" calcext:value-type="float">
            <text:p>13.535571</text:p>
          </table:table-cell>
          <table:table-cell table:formula="of:=[.C64]*2.54" office:value-type="float" office:value="34.38035034" calcext:value-type="float">
            <text:p>34.38035034</text:p>
          </table:table-cell>
          <table:table-cell office:value-type="float" office:value="1" calcext:value-type="float">
            <text:p>1</text:p>
          </table:table-cell>
          <table:table-cell office:value-type="float" office:value="12.510363" calcext:value-type="float">
            <text:p>12.510363</text:p>
          </table:table-cell>
          <table:table-cell/>
          <table:table-cell table:formula="of:=[.A64]" office:value-type="float" office:value="63" calcext:value-type="float">
            <text:p>63</text:p>
          </table:table-cell>
          <table:table-cell office:value-type="float" office:value="12.510363" calcext:value-type="float">
            <text:p>12.510363</text:p>
          </table:table-cell>
          <table:table-cell office:value-type="float" office:value="13.535571" calcext:value-type="float">
            <text:p>13.535571</text:p>
          </table:table-cell>
          <table:table-cell table:formula="of:=[.J64]*2.54" office:value-type="float" office:value="34.38035034" calcext:value-type="float">
            <text:p>34.38035034</text:p>
          </table:table-cell>
          <table:table-cell office:value-type="float" office:value="5" calcext:value-type="float">
            <text:p>5</text:p>
          </table:table-cell>
          <table:table-cell office:value-type="float" office:value="28.979418" calcext:value-type="float">
            <text:p>28.979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925156" calcext:value-type="float">
            <text:p>14.925156</text:p>
          </table:table-cell>
          <table:table-cell office:value-type="float" office:value="11.328308" calcext:value-type="float">
            <text:p>11.328308</text:p>
          </table:table-cell>
          <table:table-cell table:formula="of:=[.C65]*2.54" office:value-type="float" office:value="28.77390232" calcext:value-type="float">
            <text:p>28.77390232</text:p>
          </table:table-cell>
          <table:table-cell office:value-type="float" office:value="2" calcext:value-type="float">
            <text:p>2</text:p>
          </table:table-cell>
          <table:table-cell office:value-type="float" office:value="16.943176" calcext:value-type="float">
            <text:p>16.943176</text:p>
          </table:table-cell>
          <table:table-cell/>
          <table:table-cell table:formula="of:=[.A65]" office:value-type="float" office:value="64" calcext:value-type="float">
            <text:p>64</text:p>
          </table:table-cell>
          <table:table-cell office:value-type="float" office:value="14.925156" calcext:value-type="float">
            <text:p>14.925156</text:p>
          </table:table-cell>
          <table:table-cell office:value-type="float" office:value="11.328308" calcext:value-type="float">
            <text:p>11.328308</text:p>
          </table:table-cell>
          <table:table-cell table:formula="of:=[.J65]*2.54" office:value-type="float" office:value="28.77390232" calcext:value-type="float">
            <text:p>28.77390232</text:p>
          </table:table-cell>
          <table:table-cell office:value-type="float" office:value="6" calcext:value-type="float">
            <text:p>6</text:p>
          </table:table-cell>
          <table:table-cell office:value-type="float" office:value="29.746985" calcext:value-type="float">
            <text:p>29.746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631972" calcext:value-type="float">
            <text:p>20.631972</text:p>
          </table:table-cell>
          <table:table-cell office:value-type="float" office:value="9.717295" calcext:value-type="float">
            <text:p>9.717295</text:p>
          </table:table-cell>
          <table:table-cell table:formula="of:=[.C66]*2.54" office:value-type="float" office:value="24.6819293" calcext:value-type="float">
            <text:p>24.6819293</text:p>
          </table:table-cell>
          <table:table-cell office:value-type="float" office:value="3" calcext:value-type="float">
            <text:p>3</text:p>
          </table:table-cell>
          <table:table-cell office:value-type="float" office:value="13.587459" calcext:value-type="float">
            <text:p>13.587459</text:p>
          </table:table-cell>
          <table:table-cell/>
          <table:table-cell table:formula="of:=[.A66]" office:value-type="float" office:value="65" calcext:value-type="float">
            <text:p>65</text:p>
          </table:table-cell>
          <table:table-cell office:value-type="float" office:value="20.631972" calcext:value-type="float">
            <text:p>20.631972</text:p>
          </table:table-cell>
          <table:table-cell office:value-type="float" office:value="9.717295" calcext:value-type="float">
            <text:p>9.717295</text:p>
          </table:table-cell>
          <table:table-cell table:formula="of:=[.J66]*2.54" office:value-type="float" office:value="24.6819293" calcext:value-type="float">
            <text:p>24.6819293</text:p>
          </table:table-cell>
          <table:table-cell office:value-type="float" office:value="7" calcext:value-type="float">
            <text:p>7</text:p>
          </table:table-cell>
          <table:table-cell office:value-type="float" office:value="23.710328" calcext:value-type="float">
            <text:p>23.7103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.445405" calcext:value-type="float">
            <text:p>18.445405</text:p>
          </table:table-cell>
          <table:table-cell office:value-type="float" office:value="6.481961" calcext:value-type="float">
            <text:p>6.481961</text:p>
          </table:table-cell>
          <table:table-cell table:formula="of:=[.C67]*2.54" office:value-type="float" office:value="16.46418094" calcext:value-type="float">
            <text:p>16.46418094</text:p>
          </table:table-cell>
          <table:table-cell office:value-type="float" office:value="4" calcext:value-type="float">
            <text:p>4</text:p>
          </table:table-cell>
          <table:table-cell office:value-type="float" office:value="10.517907" calcext:value-type="float">
            <text:p>10.517907</text:p>
          </table:table-cell>
          <table:table-cell/>
          <table:table-cell table:formula="of:=[.A67]" office:value-type="float" office:value="66" calcext:value-type="float">
            <text:p>66</text:p>
          </table:table-cell>
          <table:table-cell office:value-type="float" office:value="18.445405" calcext:value-type="float">
            <text:p>18.445405</text:p>
          </table:table-cell>
          <table:table-cell office:value-type="float" office:value="6.481961" calcext:value-type="float">
            <text:p>6.481961</text:p>
          </table:table-cell>
          <table:table-cell table:formula="of:=[.J67]*2.54" office:value-type="float" office:value="16.46418094" calcext:value-type="float">
            <text:p>16.46418094</text:p>
          </table:table-cell>
          <table:table-cell office:value-type="float" office:value="0" calcext:value-type="float">
            <text:p>0</text:p>
          </table:table-cell>
          <table:table-cell office:value-type="float" office:value="16.338813" calcext:value-type="float">
            <text:p>16.3388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67127" calcext:value-type="float">
            <text:p>21.67127</text:p>
          </table:table-cell>
          <table:table-cell office:value-type="float" office:value="3.424736" calcext:value-type="float">
            <text:p>3.424736</text:p>
          </table:table-cell>
          <table:table-cell table:formula="of:=[.C68]*2.54" office:value-type="float" office:value="8.69882944" calcext:value-type="float">
            <text:p>8.69882944</text:p>
          </table:table-cell>
          <table:table-cell office:value-type="float" office:value="4" calcext:value-type="float">
            <text:p>4</text:p>
          </table:table-cell>
          <table:table-cell office:value-type="float" office:value="5.668248" calcext:value-type="float">
            <text:p>5.668248</text:p>
          </table:table-cell>
          <table:table-cell/>
          <table:table-cell table:formula="of:=[.A68]" office:value-type="float" office:value="67" calcext:value-type="float">
            <text:p>67</text:p>
          </table:table-cell>
          <table:table-cell office:value-type="float" office:value="21.67127" calcext:value-type="float">
            <text:p>21.67127</text:p>
          </table:table-cell>
          <table:table-cell office:value-type="float" office:value="3.424736" calcext:value-type="float">
            <text:p>3.424736</text:p>
          </table:table-cell>
          <table:table-cell table:formula="of:=[.J68]*2.54" office:value-type="float" office:value="8.69882944" calcext:value-type="float">
            <text:p>8.69882944</text:p>
          </table:table-cell>
          <table:table-cell office:value-type="float" office:value="1" calcext:value-type="float">
            <text:p>1</text:p>
          </table:table-cell>
          <table:table-cell office:value-type="float" office:value="16.06411" calcext:value-type="float">
            <text:p>16.06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994406" calcext:value-type="float">
            <text:p>13.994406</text:p>
          </table:table-cell>
          <table:table-cell office:value-type="float" office:value="2.685954" calcext:value-type="float">
            <text:p>2.685954</text:p>
          </table:table-cell>
          <table:table-cell table:formula="of:=[.C69]*2.54" office:value-type="float" office:value="6.82232316" calcext:value-type="float">
            <text:p>6.82232316</text:p>
          </table:table-cell>
          <table:table-cell office:value-type="float" office:value="3" calcext:value-type="float">
            <text:p>3</text:p>
          </table:table-cell>
          <table:table-cell office:value-type="float" office:value="11.445418" calcext:value-type="float">
            <text:p>11.445418</text:p>
          </table:table-cell>
          <table:table-cell/>
          <table:table-cell table:formula="of:=[.A69]" office:value-type="float" office:value="68" calcext:value-type="float">
            <text:p>68</text:p>
          </table:table-cell>
          <table:table-cell office:value-type="float" office:value="13.994406" calcext:value-type="float">
            <text:p>13.994406</text:p>
          </table:table-cell>
          <table:table-cell office:value-type="float" office:value="2.685954" calcext:value-type="float">
            <text:p>2.685954</text:p>
          </table:table-cell>
          <table:table-cell table:formula="of:=[.J69]*2.54" office:value-type="float" office:value="6.82232316" calcext:value-type="float">
            <text:p>6.82232316</text:p>
          </table:table-cell>
          <table:table-cell office:value-type="float" office:value="2" calcext:value-type="float">
            <text:p>2</text:p>
          </table:table-cell>
          <table:table-cell office:value-type="float" office:value="26.933843" calcext:value-type="float">
            <text:p>26.933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714377" calcext:value-type="float">
            <text:p>8.714377</text:p>
          </table:table-cell>
          <table:table-cell office:value-type="float" office:value="1.378326" calcext:value-type="float">
            <text:p>1.378326</text:p>
          </table:table-cell>
          <table:table-cell table:formula="of:=[.C70]*2.54" office:value-type="float" office:value="3.50094804" calcext:value-type="float">
            <text:p>3.50094804</text:p>
          </table:table-cell>
          <table:table-cell office:value-type="float" office:value="4" calcext:value-type="float">
            <text:p>4</text:p>
          </table:table-cell>
          <table:table-cell office:value-type="float" office:value="21.921559" calcext:value-type="float">
            <text:p>21.921559</text:p>
          </table:table-cell>
          <table:table-cell/>
          <table:table-cell table:formula="of:=[.A70]" office:value-type="float" office:value="69" calcext:value-type="float">
            <text:p>69</text:p>
          </table:table-cell>
          <table:table-cell office:value-type="float" office:value="8.714377" calcext:value-type="float">
            <text:p>8.714377</text:p>
          </table:table-cell>
          <table:table-cell office:value-type="float" office:value="1.378326" calcext:value-type="float">
            <text:p>1.378326</text:p>
          </table:table-cell>
          <table:table-cell table:formula="of:=[.J70]*2.54" office:value-type="float" office:value="3.50094804" calcext:value-type="float">
            <text:p>3.50094804</text:p>
          </table:table-cell>
          <table:table-cell office:value-type="float" office:value="3" calcext:value-type="float">
            <text:p>3</text:p>
          </table:table-cell>
          <table:table-cell office:value-type="float" office:value="40.613982" calcext:value-type="float">
            <text:p>40.613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392033" calcext:value-type="float">
            <text:p>3.392033</text:p>
          </table:table-cell>
          <table:table-cell office:value-type="float" office:value="1.184731" calcext:value-type="float">
            <text:p>1.184731</text:p>
          </table:table-cell>
          <table:table-cell table:formula="of:=[.C71]*2.54" office:value-type="float" office:value="3.00921674" calcext:value-type="float">
            <text:p>3.00921674</text:p>
          </table:table-cell>
          <table:table-cell office:value-type="float" office:value="5" calcext:value-type="float">
            <text:p>5</text:p>
          </table:table-cell>
          <table:table-cell office:value-type="float" office:value="19.487219" calcext:value-type="float">
            <text:p>19.487219</text:p>
          </table:table-cell>
          <table:table-cell/>
          <table:table-cell table:formula="of:=[.A71]" office:value-type="float" office:value="70" calcext:value-type="float">
            <text:p>70</text:p>
          </table:table-cell>
          <table:table-cell office:value-type="float" office:value="3.392033" calcext:value-type="float">
            <text:p>3.392033</text:p>
          </table:table-cell>
          <table:table-cell office:value-type="float" office:value="1.184731" calcext:value-type="float">
            <text:p>1.184731</text:p>
          </table:table-cell>
          <table:table-cell table:formula="of:=[.J71]*2.54" office:value-type="float" office:value="3.00921674" calcext:value-type="float">
            <text:p>3.00921674</text:p>
          </table:table-cell>
          <table:table-cell office:value-type="float" office:value="4" calcext:value-type="float">
            <text:p>4</text:p>
          </table:table-cell>
          <table:table-cell office:value-type="float" office:value="41.422123" calcext:value-type="float">
            <text:p>41.422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584186" calcext:value-type="float">
            <text:p>-2.584186</text:p>
          </table:table-cell>
          <table:table-cell office:value-type="float" office:value="0.3557775" calcext:value-type="float">
            <text:p>0.3557775</text:p>
          </table:table-cell>
          <table:table-cell table:formula="of:=[.C72]*2.54" office:value-type="float" office:value="0.90367485" calcext:value-type="float">
            <text:p>0.90367485</text:p>
          </table:table-cell>
          <table:table-cell office:value-type="float" office:value="6" calcext:value-type="float">
            <text:p>6</text:p>
          </table:table-cell>
          <table:table-cell office:value-type="float" office:value="11.980378" calcext:value-type="float">
            <text:p>11.980378</text:p>
          </table:table-cell>
          <table:table-cell/>
          <table:table-cell table:formula="of:=[.A72]" office:value-type="float" office:value="71" calcext:value-type="float">
            <text:p>71</text:p>
          </table:table-cell>
          <table:table-cell office:value-type="float" office:value="-2.584186" calcext:value-type="float">
            <text:p>-2.584186</text:p>
          </table:table-cell>
          <table:table-cell office:value-type="float" office:value="3.557775" calcext:value-type="float">
            <text:p>3.557775</text:p>
          </table:table-cell>
          <table:table-cell table:formula="of:=[.J72]*2.54" office:value-type="float" office:value="9.0367485" calcext:value-type="float">
            <text:p>9.0367485</text:p>
          </table:table-cell>
          <table:table-cell office:value-type="float" office:value="5" calcext:value-type="float">
            <text:p>5</text:p>
          </table:table-cell>
          <table:table-cell office:value-type="float" office:value="36.944542" calcext:value-type="float">
            <text:p>36.9445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.704407" calcext:value-type="float">
            <text:p>-5.704407</text:p>
          </table:table-cell>
          <table:table-cell office:value-type="float" office:value="4.53334" calcext:value-type="float">
            <text:p>4.53334</text:p>
          </table:table-cell>
          <table:table-cell table:formula="of:=[.C73]*2.54" office:value-type="float" office:value="11.5146836" calcext:value-type="float">
            <text:p>11.5146836</text:p>
          </table:table-cell>
          <table:table-cell office:value-type="float" office:value="5" calcext:value-type="float">
            <text:p>5</text:p>
          </table:table-cell>
          <table:table-cell office:value-type="float" office:value="5.637111" calcext:value-type="float">
            <text:p>5.637111</text:p>
          </table:table-cell>
          <table:table-cell/>
          <table:table-cell table:formula="of:=[.A73]" office:value-type="float" office:value="72" calcext:value-type="float">
            <text:p>72</text:p>
          </table:table-cell>
          <table:table-cell office:value-type="float" office:value="-5.704407" calcext:value-type="float">
            <text:p>-5.704407</text:p>
          </table:table-cell>
          <table:table-cell office:value-type="float" office:value="4.53334" calcext:value-type="float">
            <text:p>4.53334</text:p>
          </table:table-cell>
          <table:table-cell table:formula="of:=[.J73]*2.54" office:value-type="float" office:value="11.5146836" calcext:value-type="float">
            <text:p>11.5146836</text:p>
          </table:table-cell>
          <table:table-cell office:value-type="float" office:value="6" calcext:value-type="float">
            <text:p>6</text:p>
          </table:table-cell>
          <table:table-cell office:value-type="float" office:value="30.797839" calcext:value-type="float">
            <text:p>30.797839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20:20.007000000</meta:creation-date>
    <dc:date>2016-05-10T16:25:11.466000000</dc:date>
    <meta:editing-duration>PT44M29S</meta:editing-duration>
    <meta:editing-cycles>2</meta:editing-cycles>
    <meta:generator>LibreOffice/5.0.0.5$Windows_x86 LibreOffice_project/1b1a90865e348b492231e1c451437d7a15bb262b</meta:generator>
    <meta:document-statistic meta:table-count="1" meta:cell-count="9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Grain Yields as Function of Month</text:p>
        </chart:title>
        <chart:subtitle svg:x="6.197cm" svg:y="1.275cm" chart:style-name="ch3">
          <text:p>Without Santas Visit</text:p>
        </chart:subtitle>
        <chart:legend chart:legend-position="end" svg:x="11.587cm" svg:y="3.454cm" style:legend-expansion="high" chart:style-name="ch4"/>
        <chart:plot-area chart:style-name="ch5" table:cell-range-address="Sheet1.A1:Sheet1.B73 Sheet1.D1:Sheet1.F73" chart:data-source-has-labels="both" svg:x="1.331cm" svg:y="2.138cm" svg:width="9.936cm" svg:height="5.701cm">
          <chartooo:coordinate-region svg:x="2.058cm" svg:y="2.337cm" svg:width="9.199cm" svg:height="5.303cm"/>
          <chart:axis chart:dimension="x" chart:name="primary-x" chart:style-name="ch6" chartooo:axis-type="auto">
            <chartooo:date-scale/>
            <chart:title svg:x="5.805cm" svg:y="8.019cm" chart:style-name="ch7">
              <text:p>Month</text:p>
            </chart:title>
            <chart:categories table:cell-range-address="Sheet1.A2:Sheet1.A73"/>
          </chart:axis>
          <chart:axis chart:dimension="y" chart:name="primary-y" chart:style-name="ch6">
            <chart:title svg:x="0.451cm" svg:y="5.892cm" chart:style-name="ch8">
              <text:p>Metric Units</text:p>
            </chart:title>
            <chart:grid chart:style-name="ch9" chart:class="major"/>
          </chart:axis>
          <chart:series chart:style-name="ch10" chart:values-cell-range-address="Sheet1.B2:Sheet1.B73" chart:label-cell-address="Sheet1.B1:Sheet1.B1" chart:class="chart:line">
            <chart:data-point chart:repeated="72"/>
          </chart:series>
          <chart:series chart:style-name="ch11" chart:values-cell-range-address="Sheet1.D2:Sheet1.D73" chart:label-cell-address="Sheet1.D1:Sheet1.D1" chart:class="chart:line">
            <chart:data-point chart:repeated="72"/>
          </chart:series>
          <chart:series chart:style-name="ch12" chart:values-cell-range-address="Sheet1.E2:Sheet1.E73" chart:label-cell-address="Sheet1.E1:Sheet1.E1" chart:class="chart:line">
            <chart:data-point chart:repeated="72"/>
          </chart:series>
          <chart:series chart:style-name="ch13" chart:values-cell-range-address="Sheet1.F2:Sheet1.F73" chart:label-cell-address="Sheet1.F1:Sheet1.F1" chart:class="chart:line">
            <chart:data-point chart:repeated="7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 (°C)</text:p>
                <draw:g>
                  <svg:desc>Sheet1.B1:Sheet1.B1</svg:desc>
                </draw:g>
              </table:table-cell>
              <table:table-cell office:value-type="string">
                <text:p>Precipitation (cm)</text:p>
                <draw:g>
                  <svg:desc>Sheet1.D1:Sheet1.D1</svg:desc>
                </draw:g>
              </table:table-cell>
              <table:table-cell office:value-type="string">
                <text:p>Number Graindeer</text:p>
                <draw:g>
                  <svg:desc>Sheet1.E1:Sheet1.E1</svg:desc>
                </draw:g>
              </table:table-cell>
              <table:table-cell office:value-type="string">
                <text:p>Height of Grain (cm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73</svg:desc>
                </draw:g>
              </table:table-cell>
              <table:table-cell office:value-type="float" office:value="3.047354">
                <text:p>3.047354</text:p>
                <draw:g>
                  <svg:desc>Sheet1.B2:Sheet1.B73</svg:desc>
                </draw:g>
              </table:table-cell>
              <table:table-cell office:value-type="float" office:value="18.11138364">
                <text:p>18.11138364</text:p>
                <draw:g>
                  <svg:desc>Sheet1.D2:Sheet1.D73</svg:desc>
                </draw:g>
              </table:table-cell>
              <table:table-cell office:value-type="float" office:value="1">
                <text:p>1</text:p>
                <draw:g>
                  <svg:desc>Sheet1.E2:Sheet1.E73</svg:desc>
                </draw:g>
              </table:table-cell>
              <table:table-cell office:value-type="float" office:value="5.459719">
                <text:p>5.459719</text:p>
                <draw:g>
                  <svg:desc>Sheet1.F2:Sheet1.F7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288804">
                <text:p>5.288804</text:p>
              </table:table-cell>
              <table:table-cell office:value-type="float" office:value="29.048456">
                <text:p>29.048456</text:p>
              </table:table-cell>
              <table:table-cell office:value-type="float" office:value="2">
                <text:p>2</text:p>
              </table:table-cell>
              <table:table-cell office:value-type="float" office:value="11.556136">
                <text:p>11.5561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.698093">
                <text:p>11.698093</text:p>
              </table:table-cell>
              <table:table-cell office:value-type="float" office:value="4.0278304">
                <text:p>4.0278304</text:p>
              </table:table-cell>
              <table:table-cell office:value-type="float" office:value="3">
                <text:p>3</text:p>
              </table:table-cell>
              <table:table-cell office:value-type="float" office:value="22.743697">
                <text:p>22.7436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044909">
                <text:p>11.044909</text:p>
              </table:table-cell>
              <table:table-cell office:value-type="float" office:value="32.68592142">
                <text:p>32.68592142</text:p>
              </table:table-cell>
              <table:table-cell office:value-type="float" office:value="4">
                <text:p>4</text:p>
              </table:table-cell>
              <table:table-cell office:value-type="float" office:value="29.900779">
                <text:p>29.9007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.387573">
                <text:p>15.387573</text:p>
              </table:table-cell>
              <table:table-cell office:value-type="float" office:value="26.56464334">
                <text:p>26.56464334</text:p>
              </table:table-cell>
              <table:table-cell office:value-type="float" office:value="5">
                <text:p>5</text:p>
              </table:table-cell>
              <table:table-cell office:value-type="float" office:value="31.324541">
                <text:p>31.3245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481368">
                <text:p>20.481368</text:p>
              </table:table-cell>
              <table:table-cell office:value-type="float" office:value="20.49373092">
                <text:p>20.49373092</text:p>
              </table:table-cell>
              <table:table-cell office:value-type="float" office:value="6">
                <text:p>6</text:p>
              </table:table-cell>
              <table:table-cell office:value-type="float" office:value="24.258259">
                <text:p>24.25825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.230118">
                <text:p>19.230118</text:p>
              </table:table-cell>
              <table:table-cell office:value-type="float" office:value="11.43175006">
                <text:p>11.43175006</text:p>
              </table:table-cell>
              <table:table-cell office:value-type="float" office:value="7">
                <text:p>7</text:p>
              </table:table-cell>
              <table:table-cell office:value-type="float" office:value="16.625628">
                <text:p>16.6256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.881516">
                <text:p>22.881516</text:p>
              </table:table-cell>
              <table:table-cell office:value-type="float" office:value="8.6922356">
                <text:p>8.6922356</text:p>
              </table:table-cell>
              <table:table-cell office:value-type="float" office:value="6">
                <text:p>6</text:p>
              </table:table-cell>
              <table:table-cell office:value-type="float" office:value="9.093568">
                <text:p>9.0935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.383674">
                <text:p>14.383674</text:p>
              </table:table-cell>
              <table:table-cell office:value-type="float" office:value="2.72702782">
                <text:p>2.72702782</text:p>
              </table:table-cell>
              <table:table-cell office:value-type="float" office:value="5">
                <text:p>5</text:p>
              </table:table-cell>
              <table:table-cell office:value-type="float" office:value="11.296694">
                <text:p>11.2966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42039">
                <text:p>3.142039</text:p>
              </table:table-cell>
              <table:table-cell office:value-type="float" office:value="1.60609534">
                <text:p>1.60609534</text:p>
              </table:table-cell>
              <table:table-cell office:value-type="float" office:value="4">
                <text:p>4</text:p>
              </table:table-cell>
              <table:table-cell office:value-type="float" office:value="9.535686">
                <text:p>9.5356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3.231178">
                <text:p>-3.231178</text:p>
              </table:table-cell>
              <table:table-cell office:value-type="float" office:value="1.85142124">
                <text:p>1.85142124</text:p>
              </table:table-cell>
              <table:table-cell office:value-type="float" office:value="3">
                <text:p>3</text:p>
              </table:table-cell>
              <table:table-cell office:value-type="float" office:value="5.778641">
                <text:p>5.7786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4.76327">
                <text:p>-4.76327</text:p>
              </table:table-cell>
              <table:table-cell office:value-type="float" office:value="14.38603676">
                <text:p>14.38603676</text:p>
              </table:table-cell>
              <table:table-cell office:value-type="float" office:value="2">
                <text:p>2</text:p>
              </table:table-cell>
              <table:table-cell office:value-type="float" office:value="3.256042">
                <text:p>3.2560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4.547185">
                <text:p>-4.547185</text:p>
              </table:table-cell>
              <table:table-cell office:value-type="float" office:value="18.17799768">
                <text:p>18.17799768</text:p>
              </table:table-cell>
              <table:table-cell office:value-type="float" office:value="1">
                <text:p>1</text:p>
              </table:table-cell>
              <table:table-cell office:value-type="float" office:value="2.007146">
                <text:p>2.00714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1.970181">
                <text:p>-1.970181</text:p>
              </table:table-cell>
              <table:table-cell office:value-type="float" office:value="22.04180504">
                <text:p>22.04180504</text:p>
              </table:table-cell>
              <table:table-cell office:value-type="float" office:value="0">
                <text:p>0</text:p>
              </table:table-cell>
              <table:table-cell office:value-type="float" office:value="2.189365">
                <text:p>2.1893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67838">
                <text:p>12.667838</text:p>
              </table:table-cell>
              <table:table-cell office:value-type="float" office:value="27.09820082">
                <text:p>27.09820082</text:p>
              </table:table-cell>
              <table:table-cell office:value-type="float" office:value="0">
                <text:p>0</text:p>
              </table:table-cell>
              <table:table-cell office:value-type="float" office:value="15.164651">
                <text:p>15.1646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01946">
                <text:p>13.01946</text:p>
              </table:table-cell>
              <table:table-cell office:value-type="float" office:value="33.40609016">
                <text:p>33.40609016</text:p>
              </table:table-cell>
              <table:table-cell office:value-type="float" office:value="1">
                <text:p>1</text:p>
              </table:table-cell>
              <table:table-cell office:value-type="float" office:value="22.962169">
                <text:p>22.9621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.108298">
                <text:p>19.108298</text:p>
              </table:table-cell>
              <table:table-cell office:value-type="float" office:value="23.94398818">
                <text:p>23.94398818</text:p>
              </table:table-cell>
              <table:table-cell office:value-type="float" office:value="2">
                <text:p>2</text:p>
              </table:table-cell>
              <table:table-cell office:value-type="float" office:value="21.651217">
                <text:p>21.6512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.260869">
                <text:p>22.260869</text:p>
              </table:table-cell>
              <table:table-cell office:value-type="float" office:value="19.43116256">
                <text:p>19.43116256</text:p>
              </table:table-cell>
              <table:table-cell office:value-type="float" office:value="3">
                <text:p>3</text:p>
              </table:table-cell>
              <table:table-cell office:value-type="float" office:value="17.992853">
                <text:p>17.99285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.66121">
                <text:p>20.66121</text:p>
              </table:table-cell>
              <table:table-cell office:value-type="float" office:value="16.0989899">
                <text:p>16.0989899</text:p>
              </table:table-cell>
              <table:table-cell office:value-type="float" office:value="4">
                <text:p>4</text:p>
              </table:table-cell>
              <table:table-cell office:value-type="float" office:value="13.423454">
                <text:p>13.4234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551372">
                <text:p>15.551372</text:p>
              </table:table-cell>
              <table:table-cell office:value-type="float" office:value="7.22068914">
                <text:p>7.22068914</text:p>
              </table:table-cell>
              <table:table-cell office:value-type="float" office:value="5">
                <text:p>5</text:p>
              </table:table-cell>
              <table:table-cell office:value-type="float" office:value="13.849755">
                <text:p>13.8497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172934">
                <text:p>13.172934</text:p>
              </table:table-cell>
              <table:table-cell office:value-type="float" office:value="3.261614">
                <text:p>3.261614</text:p>
              </table:table-cell>
              <table:table-cell office:value-type="float" office:value="5">
                <text:p>5</text:p>
              </table:table-cell>
              <table:table-cell office:value-type="float" office:value="19.239984">
                <text:p>19.2399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.015663">
                <text:p>6.015663</text:p>
              </table:table-cell>
              <table:table-cell office:value-type="float" office:value="4.49723002">
                <text:p>4.49723002</text:p>
              </table:table-cell>
              <table:table-cell office:value-type="float" office:value="6">
                <text:p>6</text:p>
              </table:table-cell>
              <table:table-cell office:value-type="float" office:value="23.049148">
                <text:p>23.04914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0.264354">
                <text:p>-0.264354</text:p>
              </table:table-cell>
              <table:table-cell office:value-type="float" office:value="2.96466768">
                <text:p>2.96466768</text:p>
              </table:table-cell>
              <table:table-cell office:value-type="float" office:value="7">
                <text:p>7</text:p>
              </table:table-cell>
              <table:table-cell office:value-type="float" office:value="14.688808">
                <text:p>14.6888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86653">
                <text:p>2.686653</text:p>
              </table:table-cell>
              <table:table-cell office:value-type="float" office:value="15.55291022">
                <text:p>15.55291022</text:p>
              </table:table-cell>
              <table:table-cell office:value-type="float" office:value="6">
                <text:p>6</text:p>
              </table:table-cell>
              <table:table-cell office:value-type="float" office:value="10.660195">
                <text:p>10.6601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5.513006">
                <text:p>-5.513006</text:p>
              </table:table-cell>
              <table:table-cell office:value-type="float" office:value="23.74956642">
                <text:p>23.74956642</text:p>
              </table:table-cell>
              <table:table-cell office:value-type="float" office:value="5">
                <text:p>5</text:p>
              </table:table-cell>
              <table:table-cell office:value-type="float" office:value="4.317658">
                <text:p>4.31765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432094">
                <text:p>2.432094</text:p>
              </table:table-cell>
              <table:table-cell office:value-type="float" office:value="21.81063456">
                <text:p>21.81063456</text:p>
              </table:table-cell>
              <table:table-cell office:value-type="float" office:value="4">
                <text:p>4</text:p>
              </table:table-cell>
              <table:table-cell office:value-type="float" office:value="2.209065">
                <text:p>2.20906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704387">
                <text:p>3.704387</text:p>
              </table:table-cell>
              <table:table-cell office:value-type="float" office:value="31.61909348">
                <text:p>31.61909348</text:p>
              </table:table-cell>
              <table:table-cell office:value-type="float" office:value="3">
                <text:p>3</text:p>
              </table:table-cell>
              <table:table-cell office:value-type="float" office:value="2.111222">
                <text:p>2.11122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.211685">
                <text:p>17.211685</text:p>
              </table:table-cell>
              <table:table-cell office:value-type="float" office:value="28.42546258">
                <text:p>28.42546258</text:p>
              </table:table-cell>
              <table:table-cell office:value-type="float" office:value="2">
                <text:p>2</text:p>
              </table:table-cell>
              <table:table-cell office:value-type="float" office:value="2.449106">
                <text:p>2.4491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3.0142">
                <text:p>13.0142</text:p>
              </table:table-cell>
              <table:table-cell office:value-type="float" office:value="21.13974182">
                <text:p>21.13974182</text:p>
              </table:table-cell>
              <table:table-cell office:value-type="float" office:value="1">
                <text:p>1</text:p>
              </table:table-cell>
              <table:table-cell office:value-type="float" office:value="14.252475">
                <text:p>14.2524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.262532">
                <text:p>20.262532</text:p>
              </table:table-cell>
              <table:table-cell office:value-type="float" office:value="14.74545692">
                <text:p>14.74545692</text:p>
              </table:table-cell>
              <table:table-cell office:value-type="float" office:value="2">
                <text:p>2</text:p>
              </table:table-cell>
              <table:table-cell office:value-type="float" office:value="12.382041">
                <text:p>12.38204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.824512">
                <text:p>17.824512</text:p>
              </table:table-cell>
              <table:table-cell office:value-type="float" office:value="16.07723988">
                <text:p>16.07723988</text:p>
              </table:table-cell>
              <table:table-cell office:value-type="float" office:value="3">
                <text:p>3</text:p>
              </table:table-cell>
              <table:table-cell office:value-type="float" office:value="12.63442">
                <text:p>12.634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.325719">
                <text:p>22.325719</text:p>
              </table:table-cell>
              <table:table-cell office:value-type="float" office:value="8.02903906">
                <text:p>8.02903906</text:p>
              </table:table-cell>
              <table:table-cell office:value-type="float" office:value="4">
                <text:p>4</text:p>
              </table:table-cell>
              <table:table-cell office:value-type="float" office:value="7.690937">
                <text:p>7.69093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.283165">
                <text:p>10.283165</text:p>
              </table:table-cell>
              <table:table-cell office:value-type="float" office:value="0.92325444">
                <text:p>0.92325444</text:p>
              </table:table-cell>
              <table:table-cell office:value-type="float" office:value="3">
                <text:p>3</text:p>
              </table:table-cell>
              <table:table-cell office:value-type="float" office:value="18.631847">
                <text:p>18.63184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.737644">
                <text:p>5.737644</text:p>
              </table:table-cell>
              <table:table-cell office:value-type="float" office:value="3.1634176">
                <text:p>3.1634176</text:p>
              </table:table-cell>
              <table:table-cell office:value-type="float" office:value="4">
                <text:p>4</text:p>
              </table:table-cell>
              <table:table-cell office:value-type="float" office:value="23.819055">
                <text:p>23.8190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282541">
                <text:p>2.282541</text:p>
              </table:table-cell>
              <table:table-cell office:value-type="float" office:value="6.16776516">
                <text:p>6.16776516</text:p>
              </table:table-cell>
              <table:table-cell office:value-type="float" office:value="5">
                <text:p>5</text:p>
              </table:table-cell>
              <table:table-cell office:value-type="float" office:value="20.065946">
                <text:p>20.0659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381328">
                <text:p>-0.381328</text:p>
              </table:table-cell>
              <table:table-cell office:value-type="float" office:value="6.61468832">
                <text:p>6.61468832</text:p>
              </table:table-cell>
              <table:table-cell office:value-type="float" office:value="6">
                <text:p>6</text:p>
              </table:table-cell>
              <table:table-cell office:value-type="float" office:value="12.997223">
                <text:p>12.9972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1.425424">
                <text:p>-1.425424</text:p>
              </table:table-cell>
              <table:table-cell office:value-type="float" office:value="23.57184516">
                <text:p>23.57184516</text:p>
              </table:table-cell>
              <table:table-cell office:value-type="float" office:value="5">
                <text:p>5</text:p>
              </table:table-cell>
              <table:table-cell office:value-type="float" office:value="6.912892">
                <text:p>6.91289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.930033">
                <text:p>6.930033</text:p>
              </table:table-cell>
              <table:table-cell office:value-type="float" office:value="28.261183">
                <text:p>28.261183</text:p>
              </table:table-cell>
              <table:table-cell office:value-type="float" office:value="4">
                <text:p>4</text:p>
              </table:table-cell>
              <table:table-cell office:value-type="float" office:value="12.075475">
                <text:p>12.0754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727493">
                <text:p>4.727493</text:p>
              </table:table-cell>
              <table:table-cell office:value-type="float" office:value="32.38422022">
                <text:p>32.38422022</text:p>
              </table:table-cell>
              <table:table-cell office:value-type="float" office:value="4">
                <text:p>4</text:p>
              </table:table-cell>
              <table:table-cell office:value-type="float" office:value="12.230249">
                <text:p>12.2302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431087">
                <text:p>14.431087</text:p>
              </table:table-cell>
              <table:table-cell office:value-type="float" office:value="28.477845">
                <text:p>28.477845</text:p>
              </table:table-cell>
              <table:table-cell office:value-type="float" office:value="4">
                <text:p>4</text:p>
              </table:table-cell>
              <table:table-cell office:value-type="float" office:value="15.347702">
                <text:p>15.3477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9.944089">
                <text:p>19.944089</text:p>
              </table:table-cell>
              <table:table-cell office:value-type="float" office:value="22.62260398">
                <text:p>22.62260398</text:p>
              </table:table-cell>
              <table:table-cell office:value-type="float" office:value="5">
                <text:p>5</text:p>
              </table:table-cell>
              <table:table-cell office:value-type="float" office:value="9.75595">
                <text:p>9.755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0.067007">
                <text:p>20.067007</text:p>
              </table:table-cell>
              <table:table-cell office:value-type="float" office:value="23.0459661">
                <text:p>23.0459661</text:p>
              </table:table-cell>
              <table:table-cell office:value-type="float" office:value="4">
                <text:p>4</text:p>
              </table:table-cell>
              <table:table-cell office:value-type="float" office:value="4.099171">
                <text:p>4.09917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4.390301">
                <text:p>24.390301</text:p>
              </table:table-cell>
              <table:table-cell office:value-type="float" office:value="9.57182236">
                <text:p>9.57182236</text:p>
              </table:table-cell>
              <table:table-cell office:value-type="float" office:value="3">
                <text:p>3</text:p>
              </table:table-cell>
              <table:table-cell office:value-type="float" office:value="0.312745">
                <text:p>0.3127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.845278">
                <text:p>14.845278</text:p>
              </table:table-cell>
              <table:table-cell office:value-type="float" office:value="8.46035646">
                <text:p>8.46035646</text:p>
              </table:table-cell>
              <table:table-cell office:value-type="float" office:value="2">
                <text:p>2</text:p>
              </table:table-cell>
              <table:table-cell office:value-type="float" office:value="6.616541">
                <text:p>6.61654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.213101">
                <text:p>11.213101</text:p>
              </table:table-cell>
              <table:table-cell office:value-type="float" office:value="2.41585496">
                <text:p>2.41585496</text:p>
              </table:table-cell>
              <table:table-cell office:value-type="float" office:value="2">
                <text:p>2</text:p>
              </table:table-cell>
              <table:table-cell office:value-type="float" office:value="19.091003">
                <text:p>19.09100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2.196102">
                <text:p>12.196102</text:p>
              </table:table-cell>
              <table:table-cell office:value-type="float" office:value="1.41987524">
                <text:p>1.41987524</text:p>
              </table:table-cell>
              <table:table-cell office:value-type="float" office:value="3">
                <text:p>3</text:p>
              </table:table-cell>
              <table:table-cell office:value-type="float" office:value="28.207777">
                <text:p>28.20777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91082">
                <text:p>3.891082</text:p>
              </table:table-cell>
              <table:table-cell office:value-type="float" office:value="8.10784256">
                <text:p>8.10784256</text:p>
              </table:table-cell>
              <table:table-cell office:value-type="float" office:value="4">
                <text:p>4</text:p>
              </table:table-cell>
              <table:table-cell office:value-type="float" office:value="28.732609">
                <text:p>28.7326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1.404067">
                <text:p>-1.404067</text:p>
              </table:table-cell>
              <table:table-cell office:value-type="float" office:value="15.60313364">
                <text:p>15.60313364</text:p>
              </table:table-cell>
              <table:table-cell office:value-type="float" office:value="5">
                <text:p>5</text:p>
              </table:table-cell>
              <table:table-cell office:value-type="float" office:value="22.683109">
                <text:p>22.68310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1.860991">
                <text:p>-1.860991</text:p>
              </table:table-cell>
              <table:table-cell office:value-type="float" office:value="22.38243174">
                <text:p>22.38243174</text:p>
              </table:table-cell>
              <table:table-cell office:value-type="float" office:value="6">
                <text:p>6</text:p>
              </table:table-cell>
              <table:table-cell office:value-type="float" office:value="16.529902">
                <text:p>16.5299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190131">
                <text:p>4.190131</text:p>
              </table:table-cell>
              <table:table-cell office:value-type="float" office:value="30.19178366">
                <text:p>30.19178366</text:p>
              </table:table-cell>
              <table:table-cell office:value-type="float" office:value="6">
                <text:p>6</text:p>
              </table:table-cell>
              <table:table-cell office:value-type="float" office:value="13.723501">
                <text:p>13.72350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.929686">
                <text:p>6.929686</text:p>
              </table:table-cell>
              <table:table-cell office:value-type="float" office:value="27.0734917">
                <text:p>27.0734917</text:p>
              </table:table-cell>
              <table:table-cell office:value-type="float" office:value="5">
                <text:p>5</text:p>
              </table:table-cell>
              <table:table-cell office:value-type="float" office:value="19.424253">
                <text:p>19.42425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7.878571">
                <text:p>17.878571</text:p>
              </table:table-cell>
              <table:table-cell office:value-type="float" office:value="34.22921272">
                <text:p>34.22921272</text:p>
              </table:table-cell>
              <table:table-cell office:value-type="float" office:value="6">
                <text:p>6</text:p>
              </table:table-cell>
              <table:table-cell office:value-type="float" office:value="13.359386">
                <text:p>13.35938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3.941854">
                <text:p>13.941854</text:p>
              </table:table-cell>
              <table:table-cell office:value-type="float" office:value="29.8879006">
                <text:p>29.8879006</text:p>
              </table:table-cell>
              <table:table-cell office:value-type="float" office:value="5">
                <text:p>5</text:p>
              </table:table-cell>
              <table:table-cell office:value-type="float" office:value="15.81683">
                <text:p>15.8168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.300072">
                <text:p>22.300072</text:p>
              </table:table-cell>
              <table:table-cell office:value-type="float" office:value="18.49304912">
                <text:p>18.49304912</text:p>
              </table:table-cell>
              <table:table-cell office:value-type="float" office:value="6">
                <text:p>6</text:p>
              </table:table-cell>
              <table:table-cell office:value-type="float" office:value="8.345408">
                <text:p>8.34540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.061361">
                <text:p>22.061361</text:p>
              </table:table-cell>
              <table:table-cell office:value-type="float" office:value="9.07116042">
                <text:p>9.07116042</text:p>
              </table:table-cell>
              <table:table-cell office:value-type="float" office:value="5">
                <text:p>5</text:p>
              </table:table-cell>
              <table:table-cell office:value-type="float" office:value="2.167312">
                <text:p>2.1673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1.034542">
                <text:p>21.034542</text:p>
              </table:table-cell>
              <table:table-cell office:value-type="float" office:value="2.50746514">
                <text:p>2.507465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2.28725">
                <text:p>12.287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156422">
                <text:p>8.15642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65238">
                <text:p>3.652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18897">
                <text:p>8.1889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770413">
                <text:p>2.770413</text:p>
              </table:table-cell>
              <table:table-cell office:value-type="float" office:value="3.61533694">
                <text:p>3.61533694</text:p>
              </table:table-cell>
              <table:table-cell office:value-type="float" office:value="3">
                <text:p>3</text:p>
              </table:table-cell>
              <table:table-cell office:value-type="float" office:value="7.40939">
                <text:p>7.409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.403542">
                <text:p>-4.403542</text:p>
              </table:table-cell>
              <table:table-cell office:value-type="float" office:value="15.42872962">
                <text:p>15.42872962</text:p>
              </table:table-cell>
              <table:table-cell office:value-type="float" office:value="2">
                <text:p>2</text:p>
              </table:table-cell>
              <table:table-cell office:value-type="float" office:value="4.893863">
                <text:p>4.89386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5.141718">
                <text:p>-5.141718</text:p>
              </table:table-cell>
              <table:table-cell office:value-type="float" office:value="15.38532864">
                <text:p>15.38532864</text:p>
              </table:table-cell>
              <table:table-cell office:value-type="float" office:value="1">
                <text:p>1</text:p>
              </table:table-cell>
              <table:table-cell office:value-type="float" office:value="3.635935">
                <text:p>3.63593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092637">
                <text:p>2.092637</text:p>
              </table:table-cell>
              <table:table-cell office:value-type="float" office:value="28.66273414">
                <text:p>28.66273414</text:p>
              </table:table-cell>
              <table:table-cell office:value-type="float" office:value="1">
                <text:p>1</text:p>
              </table:table-cell>
              <table:table-cell office:value-type="float" office:value="4.392793">
                <text:p>4.39279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.510363">
                <text:p>12.510363</text:p>
              </table:table-cell>
              <table:table-cell office:value-type="float" office:value="34.38035034">
                <text:p>34.38035034</text:p>
              </table:table-cell>
              <table:table-cell office:value-type="float" office:value="1">
                <text:p>1</text:p>
              </table:table-cell>
              <table:table-cell office:value-type="float" office:value="12.510363">
                <text:p>12.5103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.925156">
                <text:p>14.925156</text:p>
              </table:table-cell>
              <table:table-cell office:value-type="float" office:value="28.77390232">
                <text:p>28.77390232</text:p>
              </table:table-cell>
              <table:table-cell office:value-type="float" office:value="2">
                <text:p>2</text:p>
              </table:table-cell>
              <table:table-cell office:value-type="float" office:value="16.943176">
                <text:p>16.94317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0.631972">
                <text:p>20.631972</text:p>
              </table:table-cell>
              <table:table-cell office:value-type="float" office:value="24.6819293">
                <text:p>24.6819293</text:p>
              </table:table-cell>
              <table:table-cell office:value-type="float" office:value="3">
                <text:p>3</text:p>
              </table:table-cell>
              <table:table-cell office:value-type="float" office:value="13.587459">
                <text:p>13.58745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8.445405">
                <text:p>18.445405</text:p>
              </table:table-cell>
              <table:table-cell office:value-type="float" office:value="16.46418094">
                <text:p>16.46418094</text:p>
              </table:table-cell>
              <table:table-cell office:value-type="float" office:value="4">
                <text:p>4</text:p>
              </table:table-cell>
              <table:table-cell office:value-type="float" office:value="10.517907">
                <text:p>10.51790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1.67127">
                <text:p>21.67127</text:p>
              </table:table-cell>
              <table:table-cell office:value-type="float" office:value="8.69882944">
                <text:p>8.69882944</text:p>
              </table:table-cell>
              <table:table-cell office:value-type="float" office:value="4">
                <text:p>4</text:p>
              </table:table-cell>
              <table:table-cell office:value-type="float" office:value="5.668248">
                <text:p>5.66824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.994406">
                <text:p>13.994406</text:p>
              </table:table-cell>
              <table:table-cell office:value-type="float" office:value="6.82232316">
                <text:p>6.82232316</text:p>
              </table:table-cell>
              <table:table-cell office:value-type="float" office:value="3">
                <text:p>3</text:p>
              </table:table-cell>
              <table:table-cell office:value-type="float" office:value="11.445418">
                <text:p>11.44541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8.714377">
                <text:p>8.714377</text:p>
              </table:table-cell>
              <table:table-cell office:value-type="float" office:value="3.50094804">
                <text:p>3.50094804</text:p>
              </table:table-cell>
              <table:table-cell office:value-type="float" office:value="4">
                <text:p>4</text:p>
              </table:table-cell>
              <table:table-cell office:value-type="float" office:value="21.921559">
                <text:p>21.9215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92033">
                <text:p>3.392033</text:p>
              </table:table-cell>
              <table:table-cell office:value-type="float" office:value="3.00921674">
                <text:p>3.00921674</text:p>
              </table:table-cell>
              <table:table-cell office:value-type="float" office:value="5">
                <text:p>5</text:p>
              </table:table-cell>
              <table:table-cell office:value-type="float" office:value="19.487219">
                <text:p>19.48721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-2.584186">
                <text:p>-2.584186</text:p>
              </table:table-cell>
              <table:table-cell office:value-type="float" office:value="0.90367485">
                <text:p>0.90367485</text:p>
              </table:table-cell>
              <table:table-cell office:value-type="float" office:value="6">
                <text:p>6</text:p>
              </table:table-cell>
              <table:table-cell office:value-type="float" office:value="11.980378">
                <text:p>11.98037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5.704407">
                <text:p>-5.704407</text:p>
              </table:table-cell>
              <table:table-cell office:value-type="float" office:value="11.5146836">
                <text:p>11.5146836</text:p>
              </table:table-cell>
              <table:table-cell office:value-type="float" office:value="5">
                <text:p>5</text:p>
              </table:table-cell>
              <table:table-cell office:value-type="float" office:value="5.637111">
                <text:p>5.637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Grain Yields as Function of Month</text:p>
        </chart:title>
        <chart:subtitle svg:x="6.461cm" svg:y="1.275cm" chart:style-name="ch3">
          <text:p>With Santas Visit</text:p>
        </chart:subtitle>
        <chart:legend chart:legend-position="end" svg:x="11.216cm" svg:y="3.205cm" style:legend-expansion="high" chart:style-name="ch4"/>
        <chart:plot-area chart:style-name="ch5" table:cell-range-address="Sheet1.H1:Sheet1.I73 Sheet1.K1:Sheet1.N73" chart:data-source-has-labels="both" svg:x="1.331cm" svg:y="2.138cm" svg:width="9.565cm" svg:height="5.701cm">
          <chartooo:coordinate-region svg:x="2.058cm" svg:y="2.337cm" svg:width="8.823cm" svg:height="5.303cm"/>
          <chart:axis chart:dimension="x" chart:name="primary-x" chart:style-name="ch6" chartooo:axis-type="auto">
            <chartooo:date-scale/>
            <chart:title svg:x="5.619cm" svg:y="8.019cm" chart:style-name="ch7">
              <text:p>Month</text:p>
            </chart:title>
            <chart:categories table:cell-range-address="Sheet1.H2:Sheet1.H73"/>
          </chart:axis>
          <chart:axis chart:dimension="y" chart:name="primary-y" chart:style-name="ch6">
            <chart:title svg:x="0.451cm" svg:y="5.892cm" chart:style-name="ch8">
              <text:p>Metric Units</text:p>
            </chart:title>
            <chart:grid chart:style-name="ch9" chart:class="major"/>
          </chart:axis>
          <chart:series chart:style-name="ch10" chart:values-cell-range-address="Sheet1.I2:Sheet1.I73" chart:label-cell-address="Sheet1.I1:Sheet1.I1" chart:class="chart:line">
            <chart:data-point chart:repeated="72"/>
          </chart:series>
          <chart:series chart:style-name="ch11" chart:values-cell-range-address="Sheet1.K2:Sheet1.K73" chart:label-cell-address="Sheet1.K1:Sheet1.K1" chart:class="chart:line">
            <chart:data-point chart:repeated="72"/>
          </chart:series>
          <chart:series chart:style-name="ch12" chart:values-cell-range-address="Sheet1.L2:Sheet1.L73" chart:label-cell-address="Sheet1.L1:Sheet1.L1" chart:class="chart:line">
            <chart:data-point chart:repeated="72"/>
          </chart:series>
          <chart:series chart:style-name="ch13" chart:values-cell-range-address="Sheet1.M2:Sheet1.M73" chart:label-cell-address="Sheet1.M1:Sheet1.M1" chart:class="chart:line">
            <chart:data-point chart:repeated="72"/>
          </chart:series>
          <chart:series chart:style-name="ch14" chart:values-cell-range-address="Sheet1.N2:Sheet1.N73" chart:label-cell-address="Sheet1.N1:Sheet1.N1" chart:class="chart:line">
            <chart:data-point chart:repeated="7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 (°C)</text:p>
                <draw:g>
                  <svg:desc>Sheet1.I1:Sheet1.I1</svg:desc>
                </draw:g>
              </table:table-cell>
              <table:table-cell office:value-type="string">
                <text:p>Precipitation (cm)</text:p>
                <draw:g>
                  <svg:desc>Sheet1.K1:Sheet1.K1</svg:desc>
                </draw:g>
              </table:table-cell>
              <table:table-cell office:value-type="string">
                <text:p>Number Graindeer</text:p>
                <draw:g>
                  <svg:desc>Sheet1.L1:Sheet1.L1</svg:desc>
                </draw:g>
              </table:table-cell>
              <table:table-cell office:value-type="string">
                <text:p>Height of Grain (cm)</text:p>
                <draw:g>
                  <svg:desc>Sheet1.M1:Sheet1.M1</svg:desc>
                </draw:g>
              </table:table-cell>
              <table:table-cell office:value-type="string">
                <text:p>Accumulated Harvests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2:Sheet1.H73</svg:desc>
                </draw:g>
              </table:table-cell>
              <table:table-cell office:value-type="float" office:value="3.047354">
                <text:p>3.047354</text:p>
                <draw:g>
                  <svg:desc>Sheet1.I2:Sheet1.I73</svg:desc>
                </draw:g>
              </table:table-cell>
              <table:table-cell office:value-type="float" office:value="18.11133284">
                <text:p>18.11133284</text:p>
                <draw:g>
                  <svg:desc>Sheet1.K2:Sheet1.K73</svg:desc>
                </draw:g>
              </table:table-cell>
              <table:table-cell office:value-type="float" office:value="1">
                <text:p>1</text:p>
                <draw:g>
                  <svg:desc>Sheet1.L2:Sheet1.L73</svg:desc>
                </draw:g>
              </table:table-cell>
              <table:table-cell office:value-type="float" office:value="5.732704">
                <text:p>5.732704</text:p>
                <draw:g>
                  <svg:desc>Sheet1.M2:Sheet1.M73</svg:desc>
                </draw:g>
              </table:table-cell>
              <table:table-cell office:value-type="float" office:value="0">
                <text:p>0</text:p>
                <draw:g>
                  <svg:desc>Sheet1.N2:Sheet1.N7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288804">
                <text:p>5.288804</text:p>
              </table:table-cell>
              <table:table-cell office:value-type="float" office:value="29.048456">
                <text:p>29.048456</text:p>
              </table:table-cell>
              <table:table-cell office:value-type="float" office:value="2">
                <text:p>2</text:p>
              </table:table-cell>
              <table:table-cell office:value-type="float" office:value="11.087076">
                <text:p>11.08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.698093">
                <text:p>11.698093</text:p>
              </table:table-cell>
              <table:table-cell office:value-type="float" office:value="4.0278304">
                <text:p>4.0278304</text:p>
              </table:table-cell>
              <table:table-cell office:value-type="float" office:value="3">
                <text:p>3</text:p>
              </table:table-cell>
              <table:table-cell office:value-type="float" office:value="23.388369">
                <text:p>23.388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044909">
                <text:p>11.044909</text:p>
              </table:table-cell>
              <table:table-cell office:value-type="float" office:value="32.68592142">
                <text:p>32.68592142</text:p>
              </table:table-cell>
              <table:table-cell office:value-type="float" office:value="4">
                <text:p>4</text:p>
              </table:table-cell>
              <table:table-cell office:value-type="float" office:value="32.072723">
                <text:p>32.07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.387573">
                <text:p>15.387573</text:p>
              </table:table-cell>
              <table:table-cell office:value-type="float" office:value="26.56464334">
                <text:p>26.56464334</text:p>
              </table:table-cell>
              <table:table-cell office:value-type="float" office:value="5">
                <text:p>5</text:p>
              </table:table-cell>
              <table:table-cell office:value-type="float" office:value="33.837809">
                <text:p>33.83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481368">
                <text:p>20.481368</text:p>
              </table:table-cell>
              <table:table-cell office:value-type="float" office:value="20.49373092">
                <text:p>20.49373092</text:p>
              </table:table-cell>
              <table:table-cell office:value-type="float" office:value="6">
                <text:p>6</text:p>
              </table:table-cell>
              <table:table-cell office:value-type="float" office:value="28.110384">
                <text:p>28.11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.230118">
                <text:p>19.230118</text:p>
              </table:table-cell>
              <table:table-cell office:value-type="float" office:value="11.43175006">
                <text:p>11.43175006</text:p>
              </table:table-cell>
              <table:table-cell office:value-type="float" office:value="7">
                <text:p>7</text:p>
              </table:table-cell>
              <table:table-cell office:value-type="float" office:value="22.234856">
                <text:p>22.23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.881516">
                <text:p>22.881516</text:p>
              </table:table-cell>
              <table:table-cell office:value-type="float" office:value="8.6922356">
                <text:p>8.6922356</text:p>
              </table:table-cell>
              <table:table-cell office:value-type="float" office:value="0">
                <text:p>0</text:p>
              </table:table-cell>
              <table:table-cell office:value-type="float" office:value="13.400936">
                <text:p>13.400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.383674">
                <text:p>14.383674</text:p>
              </table:table-cell>
              <table:table-cell office:value-type="float" office:value="2.72702782">
                <text:p>2.72702782</text:p>
              </table:table-cell>
              <table:table-cell office:value-type="float" office:value="1">
                <text:p>1</text:p>
              </table:table-cell>
              <table:table-cell office:value-type="float" office:value="21.718265">
                <text:p>21.718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42039">
                <text:p>3.142039</text:p>
              </table:table-cell>
              <table:table-cell office:value-type="float" office:value="1.60609534">
                <text:p>1.60609534</text:p>
              </table:table-cell>
              <table:table-cell office:value-type="float" office:value="2">
                <text:p>2</text:p>
              </table:table-cell>
              <table:table-cell office:value-type="float" office:value="24.955618">
                <text:p>24.955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3.231175">
                <text:p>-3.231175</text:p>
              </table:table-cell>
              <table:table-cell office:value-type="float" office:value="1.85142124">
                <text:p>1.85142124</text:p>
              </table:table-cell>
              <table:table-cell office:value-type="float" office:value="3">
                <text:p>3</text:p>
              </table:table-cell>
              <table:table-cell office:value-type="float" office:value="22.258501">
                <text:p>22.258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4.76327">
                <text:p>-4.76327</text:p>
              </table:table-cell>
              <table:table-cell office:value-type="float" office:value="14.38603676">
                <text:p>14.38603676</text:p>
              </table:table-cell>
              <table:table-cell office:value-type="float" office:value="4">
                <text:p>4</text:p>
              </table:table-cell>
              <table:table-cell office:value-type="float" office:value="18.055694">
                <text:p>18.055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4.547185">
                <text:p>-4.547185</text:p>
              </table:table-cell>
              <table:table-cell office:value-type="float" office:value="18.17799768">
                <text:p>18.17799768</text:p>
              </table:table-cell>
              <table:table-cell office:value-type="float" office:value="5">
                <text:p>5</text:p>
              </table:table-cell>
              <table:table-cell office:value-type="float" office:value="13.646638">
                <text:p>13.646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1.970181">
                <text:p>-1.970181</text:p>
              </table:table-cell>
              <table:table-cell office:value-type="float" office:value="22.04180504">
                <text:p>22.04180504</text:p>
              </table:table-cell>
              <table:table-cell office:value-type="float" office:value="5">
                <text:p>5</text:p>
              </table:table-cell>
              <table:table-cell office:value-type="float" office:value="7.8528">
                <text:p>7.8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67838">
                <text:p>12.667838</text:p>
              </table:table-cell>
              <table:table-cell office:value-type="float" office:value="27.09820082">
                <text:p>27.09820082</text:p>
              </table:table-cell>
              <table:table-cell office:value-type="float" office:value="4">
                <text:p>4</text:p>
              </table:table-cell>
              <table:table-cell office:value-type="float" office:value="16.535488">
                <text:p>16.535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01946">
                <text:p>13.01946</text:p>
              </table:table-cell>
              <table:table-cell office:value-type="float" office:value="33.40609016">
                <text:p>33.40609016</text:p>
              </table:table-cell>
              <table:table-cell office:value-type="float" office:value="5">
                <text:p>5</text:p>
              </table:table-cell>
              <table:table-cell office:value-type="float" office:value="21.549155">
                <text:p>21.549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.108298">
                <text:p>19.108298</text:p>
              </table:table-cell>
              <table:table-cell office:value-type="float" office:value="23.9439958">
                <text:p>23.9439958</text:p>
              </table:table-cell>
              <table:table-cell office:value-type="float" office:value="6">
                <text:p>6</text:p>
              </table:table-cell>
              <table:table-cell office:value-type="float" office:value="15.916112">
                <text:p>15.916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.260869">
                <text:p>22.260869</text:p>
              </table:table-cell>
              <table:table-cell office:value-type="float" office:value="19.43116256">
                <text:p>19.43116256</text:p>
              </table:table-cell>
              <table:table-cell office:value-type="float" office:value="6">
                <text:p>6</text:p>
              </table:table-cell>
              <table:table-cell office:value-type="float" office:value="8.870134">
                <text:p>8.870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.66121">
                <text:p>20.66121</text:p>
              </table:table-cell>
              <table:table-cell office:value-type="float" office:value="16.0989899">
                <text:p>16.0989899</text:p>
              </table:table-cell>
              <table:table-cell office:value-type="float" office:value="5">
                <text:p>5</text:p>
              </table:table-cell>
              <table:table-cell office:value-type="float" office:value="3.182272">
                <text:p>3.18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551372">
                <text:p>15.551372</text:p>
              </table:table-cell>
              <table:table-cell office:value-type="float" office:value="7.22068914">
                <text:p>7.22068914</text:p>
              </table:table-cell>
              <table:table-cell office:value-type="float" office:value="4">
                <text:p>4</text:p>
              </table:table-cell>
              <table:table-cell office:value-type="float" office:value="5.1225">
                <text:p>5.1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172934">
                <text:p>13.172934</text:p>
              </table:table-cell>
              <table:table-cell office:value-type="float" office:value="3.261614">
                <text:p>3.261614</text:p>
              </table:table-cell>
              <table:table-cell office:value-type="float" office:value="3">
                <text:p>3</text:p>
              </table:table-cell>
              <table:table-cell office:value-type="float" office:value="13.705366">
                <text:p>13.705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.015663">
                <text:p>6.015663</text:p>
              </table:table-cell>
              <table:table-cell office:value-type="float" office:value="4.49723002">
                <text:p>4.49723002</text:p>
              </table:table-cell>
              <table:table-cell office:value-type="float" office:value="4">
                <text:p>4</text:p>
              </table:table-cell>
              <table:table-cell office:value-type="float" office:value="19.723757">
                <text:p>19.723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0.24354">
                <text:p>-0.24354</text:p>
              </table:table-cell>
              <table:table-cell office:value-type="float" office:value="2.96466768">
                <text:p>2.96466768</text:p>
              </table:table-cell>
              <table:table-cell office:value-type="float" office:value="5">
                <text:p>5</text:p>
              </table:table-cell>
              <table:table-cell office:value-type="float" office:value="14.598588">
                <text:p>14.598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86653">
                <text:p>2.686653</text:p>
              </table:table-cell>
              <table:table-cell office:value-type="float" office:value="15.55291022">
                <text:p>15.55291022</text:p>
              </table:table-cell>
              <table:table-cell office:value-type="float" office:value="5">
                <text:p>5</text:p>
              </table:table-cell>
              <table:table-cell office:value-type="float" office:value="12.431974">
                <text:p>12.431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5.513006">
                <text:p>-5.513006</text:p>
              </table:table-cell>
              <table:table-cell office:value-type="float" office:value="23.74956642">
                <text:p>23.74956642</text:p>
              </table:table-cell>
              <table:table-cell office:value-type="float" office:value="4">
                <text:p>4</text:p>
              </table:table-cell>
              <table:table-cell office:value-type="float" office:value="7.727409">
                <text:p>7.727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432094">
                <text:p>2.432094</text:p>
              </table:table-cell>
              <table:table-cell office:value-type="float" office:value="21.81063456">
                <text:p>21.81063456</text:p>
              </table:table-cell>
              <table:table-cell office:value-type="float" office:value="3">
                <text:p>3</text:p>
              </table:table-cell>
              <table:table-cell office:value-type="float" office:value="7.233256">
                <text:p>7.23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704387">
                <text:p>3.704387</text:p>
              </table:table-cell>
              <table:table-cell office:value-type="float" office:value="31.61909348">
                <text:p>31.61909348</text:p>
              </table:table-cell>
              <table:table-cell office:value-type="float" office:value="2">
                <text:p>2</text:p>
              </table:table-cell>
              <table:table-cell office:value-type="float" office:value="8.825684">
                <text:p>8.825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.211685">
                <text:p>17.211685</text:p>
              </table:table-cell>
              <table:table-cell office:value-type="float" office:value="28.42546258">
                <text:p>28.42546258</text:p>
              </table:table-cell>
              <table:table-cell office:value-type="float" office:value="3">
                <text:p>3</text:p>
              </table:table-cell>
              <table:table-cell office:value-type="float" office:value="8.288247">
                <text:p>8.288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3.0142">
                <text:p>13.0142</text:p>
              </table:table-cell>
              <table:table-cell office:value-type="float" office:value="21.13974182">
                <text:p>21.13974182</text:p>
              </table:table-cell>
              <table:table-cell office:value-type="float" office:value="3">
                <text:p>3</text:p>
              </table:table-cell>
              <table:table-cell office:value-type="float" office:value="19.762698">
                <text:p>19.762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.262532">
                <text:p>20.262532</text:p>
              </table:table-cell>
              <table:table-cell office:value-type="float" office:value="14.74545692">
                <text:p>14.74545692</text:p>
              </table:table-cell>
              <table:table-cell office:value-type="float" office:value="4">
                <text:p>4</text:p>
              </table:table-cell>
              <table:table-cell office:value-type="float" office:value="16.119875">
                <text:p>16.119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.824512">
                <text:p>17.824512</text:p>
              </table:table-cell>
              <table:table-cell office:value-type="float" office:value="16.07723988">
                <text:p>16.07723988</text:p>
              </table:table-cell>
              <table:table-cell office:value-type="float" office:value="5">
                <text:p>5</text:p>
              </table:table-cell>
              <table:table-cell office:value-type="float" office:value="13.190366">
                <text:p>13.190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.325719">
                <text:p>22.325719</text:p>
              </table:table-cell>
              <table:table-cell office:value-type="float" office:value="8.02903906">
                <text:p>8.02903906</text:p>
              </table:table-cell>
              <table:table-cell office:value-type="float" office:value="5">
                <text:p>5</text:p>
              </table:table-cell>
              <table:table-cell office:value-type="float" office:value="7.325727">
                <text:p>7.325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.283165">
                <text:p>10.283165</text:p>
              </table:table-cell>
              <table:table-cell office:value-type="float" office:value="0.92325444">
                <text:p>0.92325444</text:p>
              </table:table-cell>
              <table:table-cell office:value-type="float" office:value="4">
                <text:p>4</text:p>
              </table:table-cell>
              <table:table-cell office:value-type="float" office:value="16.51269">
                <text:p>16.5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.737644">
                <text:p>5.737644</text:p>
              </table:table-cell>
              <table:table-cell office:value-type="float" office:value="3.1634176">
                <text:p>3.1634176</text:p>
              </table:table-cell>
              <table:table-cell office:value-type="float" office:value="5">
                <text:p>5</text:p>
              </table:table-cell>
              <table:table-cell office:value-type="float" office:value="20.118186">
                <text:p>20.118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282541">
                <text:p>2.282541</text:p>
              </table:table-cell>
              <table:table-cell office:value-type="float" office:value="6.16776516">
                <text:p>6.16776516</text:p>
              </table:table-cell>
              <table:table-cell office:value-type="float" office:value="6">
                <text:p>6</text:p>
              </table:table-cell>
              <table:table-cell office:value-type="float" office:value="17.18333">
                <text:p>17.1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381328">
                <text:p>-0.381328</text:p>
              </table:table-cell>
              <table:table-cell office:value-type="float" office:value="6.61468832">
                <text:p>6.61468832</text:p>
              </table:table-cell>
              <table:table-cell office:value-type="float" office:value="6">
                <text:p>6</text:p>
              </table:table-cell>
              <table:table-cell office:value-type="float" office:value="10.620335">
                <text:p>10.620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1.425424">
                <text:p>-1.425424</text:p>
              </table:table-cell>
              <table:table-cell office:value-type="float" office:value="23.57184516">
                <text:p>23.57184516</text:p>
              </table:table-cell>
              <table:table-cell office:value-type="float" office:value="5">
                <text:p>5</text:p>
              </table:table-cell>
              <table:table-cell office:value-type="float" office:value="4.762805">
                <text:p>4.762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.930033">
                <text:p>6.930033</text:p>
              </table:table-cell>
              <table:table-cell office:value-type="float" office:value="28.261183">
                <text:p>28.261183</text:p>
              </table:table-cell>
              <table:table-cell office:value-type="float" office:value="4">
                <text:p>4</text:p>
              </table:table-cell>
              <table:table-cell office:value-type="float" office:value="11.755156">
                <text:p>11.755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2.38422022">
                <text:p>32.38422022</text:p>
              </table:table-cell>
              <table:table-cell office:value-type="float" office:value="4">
                <text:p>4</text:p>
              </table:table-cell>
              <table:table-cell office:value-type="float" office:value="12.505425">
                <text:p>12.505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431087">
                <text:p>14.431087</text:p>
              </table:table-cell>
              <table:table-cell office:value-type="float" office:value="28.477845">
                <text:p>28.477845</text:p>
              </table:table-cell>
              <table:table-cell office:value-type="float" office:value="4">
                <text:p>4</text:p>
              </table:table-cell>
              <table:table-cell office:value-type="float" office:value="16.404022">
                <text:p>16.404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9.944089">
                <text:p>19.944089</text:p>
              </table:table-cell>
              <table:table-cell office:value-type="float" office:value="22.62260398">
                <text:p>22.62260398</text:p>
              </table:table-cell>
              <table:table-cell office:value-type="float" office:value="5">
                <text:p>5</text:p>
              </table:table-cell>
              <table:table-cell office:value-type="float" office:value="11.352883">
                <text:p>11.352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0.067007">
                <text:p>20.067007</text:p>
              </table:table-cell>
              <table:table-cell office:value-type="float" office:value="23.0459661">
                <text:p>23.0459661</text:p>
              </table:table-cell>
              <table:table-cell office:value-type="float" office:value="4">
                <text:p>4</text:p>
              </table:table-cell>
              <table:table-cell office:value-type="float" office:value="7.314408">
                <text:p>7.314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4.390301">
                <text:p>24.390301</text:p>
              </table:table-cell>
              <table:table-cell office:value-type="float" office:value="9.57182236">
                <text:p>9.57182236</text:p>
              </table:table-cell>
              <table:table-cell office:value-type="float" office:value="3">
                <text:p>3</text:p>
              </table:table-cell>
              <table:table-cell office:value-type="float" office:value="3.704381">
                <text:p>3.704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.845278">
                <text:p>14.845278</text:p>
              </table:table-cell>
              <table:table-cell office:value-type="float" office:value="8.46035646">
                <text:p>8.46035646</text:p>
              </table:table-cell>
              <table:table-cell office:value-type="float" office:value="2">
                <text:p>2</text:p>
              </table:table-cell>
              <table:table-cell office:value-type="float" office:value="10.508586">
                <text:p>10.508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.213101">
                <text:p>11.213101</text:p>
              </table:table-cell>
              <table:table-cell office:value-type="float" office:value="2.41585496">
                <text:p>2.41585496</text:p>
              </table:table-cell>
              <table:table-cell office:value-type="float" office:value="3">
                <text:p>3</text:p>
              </table:table-cell>
              <table:table-cell office:value-type="float" office:value="22.798698">
                <text:p>22.798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2.196102">
                <text:p>12.196102</text:p>
              </table:table-cell>
              <table:table-cell office:value-type="float" office:value="1.41987524">
                <text:p>1.41987524</text:p>
              </table:table-cell>
              <table:table-cell office:value-type="float" office:value="4">
                <text:p>4</text:p>
              </table:table-cell>
              <table:table-cell office:value-type="float" office:value="33.511244">
                <text:p>33.511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91082">
                <text:p>3.891082</text:p>
              </table:table-cell>
              <table:table-cell office:value-type="float" office:value="8.10784256">
                <text:p>8.10784256</text:p>
              </table:table-cell>
              <table:table-cell office:value-type="float" office:value="5">
                <text:p>5</text:p>
              </table:table-cell>
              <table:table-cell office:value-type="float" office:value="34.404378">
                <text:p>34.404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1.404067">
                <text:p>-1.404067</text:p>
              </table:table-cell>
              <table:table-cell office:value-type="float" office:value="15.60313364">
                <text:p>15.60313364</text:p>
              </table:table-cell>
              <table:table-cell office:value-type="float" office:value="6">
                <text:p>6</text:p>
              </table:table-cell>
              <table:table-cell office:value-type="float" office:value="28.439119">
                <text:p>28.439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1.860991">
                <text:p>-1.860991</text:p>
              </table:table-cell>
              <table:table-cell office:value-type="float" office:value="22.38243174">
                <text:p>22.38243174</text:p>
              </table:table-cell>
              <table:table-cell office:value-type="float" office:value="7">
                <text:p>7</text:p>
              </table:table-cell>
              <table:table-cell office:value-type="float" office:value="20.733206">
                <text:p>20.733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190131">
                <text:p>4.190131</text:p>
              </table:table-cell>
              <table:table-cell office:value-type="float" office:value="30.19178366">
                <text:p>30.19178366</text:p>
              </table:table-cell>
              <table:table-cell office:value-type="float" office:value="0">
                <text:p>0</text:p>
              </table:table-cell>
              <table:table-cell office:value-type="float" office:value="17.489645">
                <text:p>17.489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.929686">
                <text:p>6.929686</text:p>
              </table:table-cell>
              <table:table-cell office:value-type="float" office:value="27.0734917">
                <text:p>27.0734917</text:p>
              </table:table-cell>
              <table:table-cell office:value-type="float" office:value="1">
                <text:p>1</text:p>
              </table:table-cell>
              <table:table-cell office:value-type="float" office:value="29.683915">
                <text:p>29.68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7.878571">
                <text:p>17.878571</text:p>
              </table:table-cell>
              <table:table-cell office:value-type="float" office:value="34.22921272">
                <text:p>34.22921272</text:p>
              </table:table-cell>
              <table:table-cell office:value-type="float" office:value="2">
                <text:p>2</text:p>
              </table:table-cell>
              <table:table-cell office:value-type="float" office:value="30.13399">
                <text:p>30.13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3.941854">
                <text:p>13.941854</text:p>
              </table:table-cell>
              <table:table-cell office:value-type="float" office:value="29.8879006">
                <text:p>29.8879006</text:p>
              </table:table-cell>
              <table:table-cell office:value-type="float" office:value="3">
                <text:p>3</text:p>
              </table:table-cell>
              <table:table-cell office:value-type="float" office:value="36.88017">
                <text:p>36.88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.300072">
                <text:p>22.300072</text:p>
              </table:table-cell>
              <table:table-cell office:value-type="float" office:value="18.49304912">
                <text:p>18.49304912</text:p>
              </table:table-cell>
              <table:table-cell office:value-type="float" office:value="4">
                <text:p>4</text:p>
              </table:table-cell>
              <table:table-cell office:value-type="float" office:value="33.55442">
                <text:p>33.55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.061361">
                <text:p>22.061361</text:p>
              </table:table-cell>
              <table:table-cell office:value-type="float" office:value="9.07116042">
                <text:p>9.07116042</text:p>
              </table:table-cell>
              <table:table-cell office:value-type="float" office:value="5">
                <text:p>5</text:p>
              </table:table-cell>
              <table:table-cell office:value-type="float" office:value="28.745142">
                <text:p>28.745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1.034542">
                <text:p>21.034542</text:p>
              </table:table-cell>
              <table:table-cell office:value-type="float" office:value="2.50746514">
                <text:p>2.50746514</text:p>
              </table:table-cell>
              <table:table-cell office:value-type="float" office:value="6">
                <text:p>6</text:p>
              </table:table-cell>
              <table:table-cell office:value-type="float" office:value="23.83606">
                <text:p>23.83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2.28725">
                <text:p>12.2872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9.591556">
                <text:p>29.591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65238">
                <text:p>3.6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771307">
                <text:p>25.771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770413">
                <text:p>2.770413</text:p>
              </table:table-cell>
              <table:table-cell office:value-type="float" office:value="3.61534456">
                <text:p>3.61534456</text:p>
              </table:table-cell>
              <table:table-cell office:value-type="float" office:value="1">
                <text:p>1</text:p>
              </table:table-cell>
              <table:table-cell office:value-type="float" office:value="28.908313">
                <text:p>28.908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.403542">
                <text:p>-4.403542</text:p>
              </table:table-cell>
              <table:table-cell office:value-type="float" office:value="15.42872962">
                <text:p>15.42872962</text:p>
              </table:table-cell>
              <table:table-cell office:value-type="float" office:value="2">
                <text:p>2</text:p>
              </table:table-cell>
              <table:table-cell office:value-type="float" office:value="27.712424">
                <text:p>27.712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5.141718">
                <text:p>-5.141718</text:p>
              </table:table-cell>
              <table:table-cell office:value-type="float" office:value="15.38532864">
                <text:p>15.38532864</text:p>
              </table:table-cell>
              <table:table-cell office:value-type="float" office:value="3">
                <text:p>3</text:p>
              </table:table-cell>
              <table:table-cell office:value-type="float" office:value="26.44372">
                <text:p>26.44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092637">
                <text:p>2.092637</text:p>
              </table:table-cell>
              <table:table-cell office:value-type="float" office:value="28.66273414">
                <text:p>28.66273414</text:p>
              </table:table-cell>
              <table:table-cell office:value-type="float" office:value="4">
                <text:p>4</text:p>
              </table:table-cell>
              <table:table-cell office:value-type="float" office:value="24.560107">
                <text:p>24.560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.510363">
                <text:p>12.510363</text:p>
              </table:table-cell>
              <table:table-cell office:value-type="float" office:value="34.38035034">
                <text:p>34.38035034</text:p>
              </table:table-cell>
              <table:table-cell office:value-type="float" office:value="5">
                <text:p>5</text:p>
              </table:table-cell>
              <table:table-cell office:value-type="float" office:value="28.979418">
                <text:p>28.979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.925156">
                <text:p>14.925156</text:p>
              </table:table-cell>
              <table:table-cell office:value-type="float" office:value="28.77390232">
                <text:p>28.77390232</text:p>
              </table:table-cell>
              <table:table-cell office:value-type="float" office:value="6">
                <text:p>6</text:p>
              </table:table-cell>
              <table:table-cell office:value-type="float" office:value="29.746985">
                <text:p>29.7469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0.631972">
                <text:p>20.631972</text:p>
              </table:table-cell>
              <table:table-cell office:value-type="float" office:value="24.6819293">
                <text:p>24.6819293</text:p>
              </table:table-cell>
              <table:table-cell office:value-type="float" office:value="7">
                <text:p>7</text:p>
              </table:table-cell>
              <table:table-cell office:value-type="float" office:value="23.710328">
                <text:p>23.710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8.445405">
                <text:p>18.445405</text:p>
              </table:table-cell>
              <table:table-cell office:value-type="float" office:value="16.46418094">
                <text:p>16.46418094</text:p>
              </table:table-cell>
              <table:table-cell office:value-type="float" office:value="0">
                <text:p>0</text:p>
              </table:table-cell>
              <table:table-cell office:value-type="float" office:value="16.338813">
                <text:p>16.338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1.67127">
                <text:p>21.67127</text:p>
              </table:table-cell>
              <table:table-cell office:value-type="float" office:value="8.69882944">
                <text:p>8.69882944</text:p>
              </table:table-cell>
              <table:table-cell office:value-type="float" office:value="1">
                <text:p>1</text:p>
              </table:table-cell>
              <table:table-cell office:value-type="float" office:value="16.06411">
                <text:p>16.06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.994406">
                <text:p>13.994406</text:p>
              </table:table-cell>
              <table:table-cell office:value-type="float" office:value="6.82232316">
                <text:p>6.82232316</text:p>
              </table:table-cell>
              <table:table-cell office:value-type="float" office:value="2">
                <text:p>2</text:p>
              </table:table-cell>
              <table:table-cell office:value-type="float" office:value="26.933843">
                <text:p>26.933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8.714377">
                <text:p>8.714377</text:p>
              </table:table-cell>
              <table:table-cell office:value-type="float" office:value="3.50094804">
                <text:p>3.50094804</text:p>
              </table:table-cell>
              <table:table-cell office:value-type="float" office:value="3">
                <text:p>3</text:p>
              </table:table-cell>
              <table:table-cell office:value-type="float" office:value="40.613982">
                <text:p>40.613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92033">
                <text:p>3.392033</text:p>
              </table:table-cell>
              <table:table-cell office:value-type="float" office:value="3.00921674">
                <text:p>3.00921674</text:p>
              </table:table-cell>
              <table:table-cell office:value-type="float" office:value="4">
                <text:p>4</text:p>
              </table:table-cell>
              <table:table-cell office:value-type="float" office:value="41.422123">
                <text:p>41.422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-2.584186">
                <text:p>-2.584186</text:p>
              </table:table-cell>
              <table:table-cell office:value-type="float" office:value="9.0367485">
                <text:p>9.0367485</text:p>
              </table:table-cell>
              <table:table-cell office:value-type="float" office:value="5">
                <text:p>5</text:p>
              </table:table-cell>
              <table:table-cell office:value-type="float" office:value="36.944542">
                <text:p>36.944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5.704407">
                <text:p>-5.704407</text:p>
              </table:table-cell>
              <table:table-cell office:value-type="float" office:value="11.5146836">
                <text:p>11.5146836</text:p>
              </table:table-cell>
              <table:table-cell office:value-type="float" office:value="6">
                <text:p>6</text:p>
              </table:table-cell>
              <table:table-cell office:value-type="float" office:value="30.797839">
                <text:p>30.7978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